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929in"/>
    </style:style>
    <style:style style:name="co2" style:family="table-column">
      <style:table-column-properties fo:break-before="auto" style:column-width="0.7161in"/>
    </style:style>
    <style:style style:name="co3" style:family="table-column">
      <style:table-column-properties fo:break-before="auto" style:column-width="0.8256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1.0244in"/>
    </style:style>
    <style:style style:name="co10" style:family="table-column">
      <style:table-column-properties fo:break-before="auto" style:column-width="1.9272in"/>
    </style:style>
    <style:style style:name="co11" style:family="table-column">
      <style:table-column-properties fo:break-before="auto" style:column-width="1.7071in"/>
    </style:style>
    <style:style style:name="co12" style:family="table-column">
      <style:table-column-properties fo:break-before="auto" style:column-width="0.656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ayfa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Excel_20_Built-in_20_Outpu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Outpu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Output" style:data-style-name="N0">
      <style:table-cell-properties fo:border-bottom="none" fo:background-color="#f2f2f2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yf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58" table:default-cell-style-name="Default"/>
        <table:table-column table:style-name="co13" table:number-columns-repeated="15" table:default-cell-style-name="Default"/>
        <table:table-row table:style-name="ro1">
          <table:table-cell table:style-name="ce1" office:value-type="string" calcext:value-type="string">
            <text:p>KAZALAR</text:p>
          </table:table-cell>
          <table:table-cell office:value-type="string" calcext:value-type="string">
            <text:p>İslam</text:p>
          </table:table-cell>
          <table:table-cell office:value-type="string" calcext:value-type="string">
            <text:p>Katolik</text:p>
          </table:table-cell>
          <table:table-cell office:value-type="string" calcext:value-type="string">
            <text:p>Protestan</text:p>
          </table:table-cell>
          <table:table-cell office:value-type="string" calcext:value-type="string">
            <text:p>Ortodoks</text:p>
          </table:table-cell>
          <table:table-cell office:value-type="string" calcext:value-type="string">
            <text:p>Ermeni</text:p>
          </table:table-cell>
          <table:table-cell office:value-type="string" calcext:value-type="string">
            <text:p>Hıristiyan</text:p>
          </table:table-cell>
          <table:table-cell office:value-type="string" calcext:value-type="string">
            <text:p>Musevi</text:p>
          </table:table-cell>
          <table:table-cell office:value-type="string" calcext:value-type="string">
            <text:p>Sair Dinler</text:p>
          </table:table-cell>
          <table:table-cell office:value-type="string" calcext:value-type="string">
            <text:p>Dinsiz veya Dini Meçhul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ydın Merkez</text:p>
          </table:table-cell>
          <table:table-cell table:style-name="ce5" office:value-type="float" office:value="11943" calcext:value-type="float">
            <text:p>11,9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ydın Merkez Köy</text:p>
          </table:table-cell>
          <table:table-cell table:style-name="ce5" office:value-type="float" office:value="58745" calcext:value-type="float">
            <text:p>58,7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ozdağan</text:p>
          </table:table-cell>
          <table:table-cell table:style-name="ce5" office:value-type="float" office:value="27185" calcext:value-type="float">
            <text:p>27,18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şme</text:p>
          </table:table-cell>
          <table:table-cell table:style-name="ce5" office:value-type="float" office:value="28117" calcext:value-type="float">
            <text:p>28,11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racasu</text:p>
          </table:table-cell>
          <table:table-cell table:style-name="ce5" office:value-type="float" office:value="11520" calcext:value-type="float">
            <text:p>11,52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Nazilli</text:p>
          </table:table-cell>
          <table:table-cell table:style-name="ce5" office:value-type="float" office:value="49866" calcext:value-type="float">
            <text:p>49,8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öke Merkez</text:p>
          </table:table-cell>
          <table:table-cell table:style-name="ce5" office:value-type="float" office:value="10367" calcext:value-type="float">
            <text:p>10,3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öke Köy</text:p>
          </table:table-cell>
          <table:table-cell table:style-name="ce5" office:value-type="float" office:value="14724" calcext:value-type="float">
            <text:p>14,72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Aydın Toplam</text:p>
          </table:table-cell>
          <table:table-cell table:style-name="ce6" office:value-type="float" office:value="212467" calcext:value-type="float">
            <text:p>212,46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Balıkesir Merkez</text:p>
          </table:table-cell>
          <table:table-cell table:style-name="ce5" office:value-type="float" office:value="25655" calcext:value-type="float">
            <text:p>25,65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alıkesir Merkez Köy</text:p>
          </table:table-cell>
          <table:table-cell table:style-name="ce5" office:value-type="float" office:value="109710" calcext:value-type="float">
            <text:p>109,7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yvalık Merkez</text:p>
          </table:table-cell>
          <table:table-cell table:style-name="ce5" office:value-type="float" office:value="13543" calcext:value-type="float">
            <text:p>13,5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yvalık Köy</text:p>
          </table:table-cell>
          <table:table-cell table:style-name="ce5" office:value-type="float" office:value="3324" calcext:value-type="float">
            <text:p>3,32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alya</text:p>
          </table:table-cell>
          <table:table-cell table:style-name="ce5" office:value-type="float" office:value="31443" calcext:value-type="float">
            <text:p>31,44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andırma Merkez</text:p>
          </table:table-cell>
          <table:table-cell table:style-name="ce5" office:value-type="float" office:value="11110" calcext:value-type="float">
            <text:p>11,1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andırma Köy</text:p>
          </table:table-cell>
          <table:table-cell table:style-name="ce5" office:value-type="float" office:value="50265" calcext:value-type="float">
            <text:p>50,26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urhaniye</text:p>
          </table:table-cell>
          <table:table-cell table:style-name="ce5" office:value-type="float" office:value="23379" calcext:value-type="float">
            <text:p>23,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Dursunbey</text:p>
          </table:table-cell>
          <table:table-cell table:style-name="ce5" office:value-type="float" office:value="16877" calcext:value-type="float">
            <text:p>16,87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dremit Merkez</text:p>
          </table:table-cell>
          <table:table-cell table:style-name="ce5" office:value-type="float" office:value="12150" calcext:value-type="float">
            <text:p>12,1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dremit Köy</text:p>
          </table:table-cell>
          <table:table-cell table:style-name="ce5" office:value-type="float" office:value="27500" calcext:value-type="float">
            <text:p>27,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önen</text:p>
          </table:table-cell>
          <table:table-cell table:style-name="ce5" office:value-type="float" office:value="42672" calcext:value-type="float">
            <text:p>42,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ındırgı</text:p>
          </table:table-cell>
          <table:table-cell table:style-name="ce5" office:value-type="float" office:value="29720" calcext:value-type="float">
            <text:p>29,72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sığırlık</text:p>
          </table:table-cell>
          <table:table-cell table:style-name="ce5" office:value-type="float" office:value="23099" calcext:value-type="float">
            <text:p>23,0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Balıkesir Toplam</text:p>
          </table:table-cell>
          <table:table-cell table:style-name="ce6" office:value-type="float" office:value="420447" calcext:value-type="float">
            <text:p>420,447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3" calcext:value-type="float">
            <text:p>3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Bursa Merkez</text:p>
          </table:table-cell>
          <table:table-cell table:style-name="ce5" office:value-type="float" office:value="59708" calcext:value-type="float">
            <text:p>59,708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862" calcext:value-type="float">
            <text:p>1,8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ursa Merkez Köy</text:p>
          </table:table-cell>
          <table:table-cell table:style-name="ce5" office:value-type="float" office:value="65546" calcext:value-type="float">
            <text:p>65,5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emlik</text:p>
          </table:table-cell>
          <table:table-cell table:style-name="ce5" office:value-type="float" office:value="19011" calcext:value-type="float">
            <text:p>19,0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İnegöl Merkez</text:p>
          </table:table-cell>
          <table:table-cell table:style-name="ce5" office:value-type="float" office:value="11863" calcext:value-type="float">
            <text:p>11,8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İnegöl Köy</text:p>
          </table:table-cell>
          <table:table-cell table:style-name="ce5" office:value-type="float" office:value="47276" calcext:value-type="float">
            <text:p>47,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racabey</text:p>
          </table:table-cell>
          <table:table-cell table:style-name="ce5" office:value-type="float" office:value="29731" calcext:value-type="float">
            <text:p>29,7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ustafa Kemal Paşa Merkez</text:p>
          </table:table-cell>
          <table:table-cell table:style-name="ce5" office:value-type="float" office:value="13040" calcext:value-type="float">
            <text:p>13,0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ustafa Kemal Paşa Köy</text:p>
          </table:table-cell>
          <table:table-cell table:style-name="ce5" office:value-type="float" office:value="40167" calcext:value-type="float">
            <text:p>40,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udanya</text:p>
          </table:table-cell>
          <table:table-cell table:style-name="ce5" office:value-type="float" office:value="13855" calcext:value-type="float">
            <text:p>13,8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Orhaneli</text:p>
          </table:table-cell>
          <table:table-cell table:style-name="ce5" office:value-type="float" office:value="40304" calcext:value-type="float">
            <text:p>40,30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Orhangazi</text:p>
          </table:table-cell>
          <table:table-cell table:style-name="ce5" office:value-type="float" office:value="16325" calcext:value-type="float">
            <text:p>16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Yenişehir</text:p>
          </table:table-cell>
          <table:table-cell table:style-name="ce5" office:value-type="float" office:value="42681" calcext:value-type="float">
            <text:p>42,6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Bursa Toplam</text:p>
          </table:table-cell>
          <table:table-cell table:style-name="ce6" office:value-type="float" office:value="399507" calcext:value-type="float">
            <text:p>399,50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style-name="ce6" office:value-type="float" office:value="1915" calcext:value-type="float">
            <text:p>1,9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Çanakkale Merkez</text:p>
          </table:table-cell>
          <table:table-cell table:style-name="ce5" office:value-type="float" office:value="17720" calcext:value-type="float">
            <text:p>17,7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ayramiç</text:p>
          </table:table-cell>
          <table:table-cell table:style-name="ce5" office:value-type="float" office:value="24832" calcext:value-type="float">
            <text:p>24,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iga</text:p>
          </table:table-cell>
          <table:table-cell table:style-name="ce5" office:value-type="float" office:value="62866" calcext:value-type="float">
            <text:p>62,8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ozcaada</text:p>
          </table:table-cell>
          <table:table-cell table:style-name="ce5"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ceabat</text:p>
          </table:table-cell>
          <table:table-cell table:style-name="ce5" office:value-type="float" office:value="5804" calcext:value-type="float">
            <text:p>5,80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zine</text:p>
          </table:table-cell>
          <table:table-cell table:style-name="ce5" office:value-type="float" office:value="28830" calcext:value-type="float">
            <text:p>28,8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elibolu</text:p>
          </table:table-cell>
          <table:table-cell table:style-name="ce5" office:value-type="float" office:value="12856" calcext:value-type="float">
            <text:p>12,85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İmroz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920" calcext:value-type="float">
            <text:p>2,92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17" calcext:value-type="float">
            <text:p>3,417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Lapseki</text:p>
          </table:table-cell>
          <table:table-cell table:style-name="ce5" office:value-type="float" office:value="18444" calcext:value-type="float">
            <text:p>18,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Çanakkale Toplam</text:p>
          </table:table-cell>
          <table:table-cell table:style-name="ce6" office:value-type="float" office:value="172150" calcext:value-type="float">
            <text:p>172,150</text:p>
          </table:table-cell>
          <table:table-cell table:style-name="ce6" office:value-type="float" office:value="3011" calcext:value-type="float">
            <text:p>3,011</text:p>
          </table:table-cell>
          <table:table-cell table:style-name="ce8" office:value-type="float" office:value="17" calcext:value-type="float">
            <text:p>17</text:p>
          </table:table-cell>
          <table:table-cell table:style-name="ce6" office:value-type="float" office:value="4469" calcext:value-type="float">
            <text:p>4,46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10" calcext:value-type="float">
            <text:p>210</text:p>
          </table:table-cell>
          <table:table-cell table:style-name="ce6" office:value-type="float" office:value="1845" calcext:value-type="float">
            <text:p>1,84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İzmir Merkez</text:p>
          </table:table-cell>
          <table:table-cell table:style-name="ce5" office:value-type="float" office:value="132656" calcext:value-type="float">
            <text:p>132,656</text:p>
          </table:table-cell>
          <table:table-cell table:style-name="ce5" office:value-type="float" office:value="4170" calcext:value-type="float">
            <text:p>4,170</text:p>
          </table:table-cell>
          <table:table-cell office:value-type="float" office:value="277" calcext:value-type="float">
            <text:p>277</text:p>
          </table:table-cell>
          <table:table-cell office:value-type="float" office:value="473" calcext:value-type="float">
            <text:p>473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16215" calcext:value-type="float">
            <text:p>16,21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İzmir Merkez Köy</text:p>
          </table:table-cell>
          <table:table-cell table:style-name="ce5" office:value-type="float" office:value="28748" calcext:value-type="float">
            <text:p>28,748</text:p>
          </table:table-cell>
          <table:table-cell table:style-name="ce5" office:value-type="float" office:value="1002" calcext:value-type="float">
            <text:p>1,002</text:p>
          </table:table-cell>
          <table:table-cell office:value-type="float" office:value="213" calcext:value-type="float">
            <text:p>21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ayındır</text:p>
          </table:table-cell>
          <table:table-cell table:style-name="ce5" office:value-type="float" office:value="25601" calcext:value-type="float">
            <text:p>25,60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ergama Merkez</text:p>
          </table:table-cell>
          <table:table-cell table:style-name="ce5" office:value-type="float" office:value="13047" calcext:value-type="float">
            <text:p>13,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ergama Köy</text:p>
          </table:table-cell>
          <table:table-cell table:style-name="ce5" office:value-type="float" office:value="50511" calcext:value-type="float">
            <text:p>50,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Çeşme</text:p>
          </table:table-cell>
          <table:table-cell table:style-name="ce5" office:value-type="float" office:value="9956" calcext:value-type="float">
            <text:p>9,9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Foça</text:p>
          </table:table-cell>
          <table:table-cell table:style-name="ce5" office:value-type="float" office:value="8901" calcext:value-type="float">
            <text:p>8,9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raburun</text:p>
          </table:table-cell>
          <table:table-cell table:style-name="ce5" office:value-type="float" office:value="7880" calcext:value-type="float">
            <text:p>7,88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emal Paşa</text:p>
          </table:table-cell>
          <table:table-cell table:style-name="ce5" office:value-type="float" office:value="21933" calcext:value-type="float">
            <text:p>21,9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uşadası</text:p>
          </table:table-cell>
          <table:table-cell table:style-name="ce5" office:value-type="float" office:value="14415" calcext:value-type="float">
            <text:p>14,4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enemen</text:p>
          </table:table-cell>
          <table:table-cell table:style-name="ce5" office:value-type="float" office:value="28134" calcext:value-type="float">
            <text:p>28,1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Ödemiş Merkez</text:p>
          </table:table-cell>
          <table:table-cell table:style-name="ce5" office:value-type="float" office:value="16704" calcext:value-type="float">
            <text:p>16,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Ödemiş Köy</text:p>
          </table:table-cell>
          <table:table-cell table:style-name="ce5" office:value-type="float" office:value="59756" calcext:value-type="float">
            <text:p>59,7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eferihisar</text:p>
          </table:table-cell>
          <table:table-cell table:style-name="ce5" office:value-type="float" office:value="8318" calcext:value-type="float">
            <text:p>8,31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Tire Merkez</text:p>
          </table:table-cell>
          <table:table-cell table:style-name="ce5" office:value-type="float" office:value="17663" calcext:value-type="float">
            <text:p>17,6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063" calcext:value-type="float">
            <text:p>1,0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Tire Köy</text:p>
          </table:table-cell>
          <table:table-cell table:style-name="ce5" office:value-type="float" office:value="20480" calcext:value-type="float">
            <text:p>20,4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Torbalı</text:p>
          </table:table-cell>
          <table:table-cell table:style-name="ce5" office:value-type="float" office:value="21095" calcext:value-type="float">
            <text:p>21,0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Urla</text:p>
          </table:table-cell>
          <table:table-cell table:style-name="ce5" office:value-type="float" office:value="15581" calcext:value-type="float">
            <text:p>15,5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İzmir Toplam</text:p>
          </table:table-cell>
          <table:table-cell table:style-name="ce6" office:value-type="float" office:value="501379" calcext:value-type="float">
            <text:p>501,379</text:p>
          </table:table-cell>
          <table:table-cell table:style-name="ce6" office:value-type="float" office:value="5196" calcext:value-type="float">
            <text:p>5,196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591" calcext:value-type="float">
            <text:p>59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2" calcext:value-type="float">
            <text:p>112</text:p>
          </table:table-cell>
          <table:table-cell table:style-name="ce6" office:value-type="float" office:value="18157" calcext:value-type="float">
            <text:p>18,157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Manisa Merkez</text:p>
          </table:table-cell>
          <table:table-cell table:style-name="ce5" office:value-type="float" office:value="28475" calcext:value-type="float">
            <text:p>28,47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anisa Merkez Köy</text:p>
          </table:table-cell>
          <table:table-cell table:style-name="ce5" office:value-type="float" office:value="64052" calcext:value-type="float">
            <text:p>64,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khisar Merkez</text:p>
          </table:table-cell>
          <table:table-cell table:style-name="ce5" office:value-type="float" office:value="17911" calcext:value-type="float">
            <text:p>17,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khisar Köy</text:p>
          </table:table-cell>
          <table:table-cell table:style-name="ce5" office:value-type="float" office:value="29506" calcext:value-type="float">
            <text:p>29,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laşehir</text:p>
          </table:table-cell>
          <table:table-cell table:style-name="ce5" office:value-type="float" office:value="32986" calcext:value-type="float">
            <text:p>32,9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Demirci</text:p>
          </table:table-cell>
          <table:table-cell table:style-name="ce5" office:value-type="float" office:value="26162" calcext:value-type="float">
            <text:p>26,16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şme</text:p>
          </table:table-cell>
          <table:table-cell table:style-name="ce5" office:value-type="float" office:value="21045" calcext:value-type="float">
            <text:p>21,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ürdüs</text:p>
          </table:table-cell>
          <table:table-cell table:style-name="ce5" office:value-type="float" office:value="22598" calcext:value-type="float">
            <text:p>22,5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saba Merkez</text:p>
          </table:table-cell>
          <table:table-cell table:style-name="ce5" office:value-type="float" office:value="16815" calcext:value-type="float">
            <text:p>16,8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saba Köy</text:p>
          </table:table-cell>
          <table:table-cell table:style-name="ce5" office:value-type="float" office:value="15388" calcext:value-type="float">
            <text:p>15,3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ırkkağaç</text:p>
          </table:table-cell>
          <table:table-cell table:style-name="ce5" office:value-type="float" office:value="19719" calcext:value-type="float">
            <text:p>19,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ula</text:p>
          </table:table-cell>
          <table:table-cell table:style-name="ce5" office:value-type="float" office:value="29654" calcext:value-type="float">
            <text:p>29,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alihli</text:p>
          </table:table-cell>
          <table:table-cell table:style-name="ce5" office:value-type="float" office:value="28320" calcext:value-type="float">
            <text:p>28,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oma</text:p>
          </table:table-cell>
          <table:table-cell table:style-name="ce5" office:value-type="float" office:value="20902" calcext:value-type="float">
            <text:p>20,9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Manisa Toplam</text:p>
          </table:table-cell>
          <table:table-cell table:style-name="ce6" office:value-type="float" office:value="373533" calcext:value-type="float">
            <text:p>373,53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Muğla Merkez</text:p>
          </table:table-cell>
          <table:table-cell table:style-name="ce5" office:value-type="float" office:value="10100" calcext:value-type="float">
            <text:p>10,1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uğla Merkez Köy</text:p>
          </table:table-cell>
          <table:table-cell table:style-name="ce5" office:value-type="float" office:value="47653" calcext:value-type="float">
            <text:p>47,65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odrum</text:p>
          </table:table-cell>
          <table:table-cell table:style-name="ce5" office:value-type="float" office:value="15681" calcext:value-type="float">
            <text:p>15,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Fethiye</text:p>
          </table:table-cell>
          <table:table-cell table:style-name="ce5" office:value-type="float" office:value="34120" calcext:value-type="float">
            <text:p>34,12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öyceğiz</text:p>
          </table:table-cell>
          <table:table-cell table:style-name="ce5" office:value-type="float" office:value="22911" calcext:value-type="float">
            <text:p>22,91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armaris</text:p>
          </table:table-cell>
          <table:table-cell table:style-name="ce5" office:value-type="float" office:value="11361" calcext:value-type="float">
            <text:p>11,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ilas</text:p>
          </table:table-cell>
          <table:table-cell table:style-name="ce5" office:value-type="float" office:value="33111" calcext:value-type="float">
            <text:p>33,1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Muğla Toplam</text:p>
          </table:table-cell>
          <table:table-cell table:style-name="ce6" office:value-type="float" office:value="174937" calcext:value-type="float">
            <text:p>174,937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Bilecik Merkez</text:p>
          </table:table-cell>
          <table:table-cell table:style-name="ce7" office:value-type="float" office:value="21421" calcext:value-type="float">
            <text:p>21,42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ozüyük</text:p>
          </table:table-cell>
          <table:table-cell table:style-name="ce7" office:value-type="float" office:value="30764" calcext:value-type="float">
            <text:p>30,76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ölpazarı</text:p>
          </table:table-cell>
          <table:table-cell table:style-name="ce7" office:value-type="float" office:value="15481" calcext:value-type="float">
            <text:p>15,48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Lefke</text:p>
          </table:table-cell>
          <table:table-cell table:style-name="ce7" office:value-type="float" office:value="9043" calcext:value-type="float">
            <text:p>9,04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Söğüt</text:p>
          </table:table-cell>
          <table:table-cell table:style-name="ce7" office:value-type="float" office:value="36911" calcext:value-type="float">
            <text:p>36,91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Bilecik Toplam</text:p>
          </table:table-cell>
          <table:table-cell table:style-name="ce6" office:value-type="float" office:value="113620" calcext:value-type="float">
            <text:p>113,62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olu Merkez</text:p>
          </table:table-cell>
          <table:table-cell table:style-name="ce7" office:value-type="float" office:value="55988" calcext:value-type="float">
            <text:p>55,98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Düzce</text:p>
          </table:table-cell>
          <table:table-cell table:style-name="ce7" office:value-type="float" office:value="75356" calcext:value-type="float">
            <text:p>75,35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erede</text:p>
          </table:table-cell>
          <table:table-cell table:style-name="ce7" office:value-type="float" office:value="48627" calcext:value-type="float">
            <text:p>48,62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önik</text:p>
          </table:table-cell>
          <table:table-cell table:style-name="ce7" office:value-type="float" office:value="16647" calcext:value-type="float">
            <text:p>16,64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Mudurnu</text:p>
          </table:table-cell>
          <table:table-cell table:style-name="ce7" office:value-type="float" office:value="21618" calcext:value-type="float">
            <text:p>21,61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Bolu Toplam</text:p>
          </table:table-cell>
          <table:table-cell table:style-name="ce6" office:value-type="float" office:value="218236" calcext:value-type="float">
            <text:p>218,23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Burdur Merkez</text:p>
          </table:table-cell>
          <table:table-cell table:style-name="ce7" office:value-type="float" office:value="12777" calcext:value-type="float">
            <text:p>12,77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urdur Merkez Köy</text:p>
          </table:table-cell>
          <table:table-cell table:style-name="ce7" office:value-type="float" office:value="29883" calcext:value-type="float">
            <text:p>29,883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ucak</text:p>
          </table:table-cell>
          <table:table-cell table:style-name="ce7" office:value-type="float" office:value="16469" calcext:value-type="float">
            <text:p>16,46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Tefenni</text:p>
          </table:table-cell>
          <table:table-cell table:style-name="ce7" office:value-type="float" office:value="24455" calcext:value-type="float">
            <text:p>24,45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Burdur Toplam</text:p>
          </table:table-cell>
          <table:table-cell table:style-name="ce6" office:value-type="float" office:value="83584" calcext:value-type="float">
            <text:p>83,58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Denizli Merkez</text:p>
          </table:table-cell>
          <table:table-cell table:style-name="ce7" office:value-type="float" office:value="15771" calcext:value-type="float">
            <text:p>15,77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Denizli Köy</text:p>
          </table:table-cell>
          <table:table-cell table:style-name="ce7" office:value-type="float" office:value="26029" calcext:value-type="float">
            <text:p>26,02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oldan</text:p>
          </table:table-cell>
          <table:table-cell table:style-name="ce7" office:value-type="float" office:value="24650" calcext:value-type="float">
            <text:p>24,65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Çal</text:p>
          </table:table-cell>
          <table:table-cell table:style-name="ce7" office:value-type="float" office:value="42175" calcext:value-type="float">
            <text:p>42,17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Çivril</text:p>
          </table:table-cell>
          <table:table-cell table:style-name="ce7" office:value-type="float" office:value="21578" calcext:value-type="float">
            <text:p>21,57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arbi Karaağaç</text:p>
          </table:table-cell>
          <table:table-cell table:style-name="ce7" office:value-type="float" office:value="46164" calcext:value-type="float">
            <text:p>46,16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arayköy</text:p>
          </table:table-cell>
          <table:table-cell table:style-name="ce7" office:value-type="float" office:value="18127" calcext:value-type="float">
            <text:p>18,127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Tavas</text:p>
          </table:table-cell>
          <table:table-cell table:style-name="ce7" office:value-type="float" office:value="50527" calcext:value-type="float">
            <text:p>50,527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Denizli Toplam</text:p>
          </table:table-cell>
          <table:table-cell table:style-name="ce6" office:value-type="float" office:value="245021" calcext:value-type="float">
            <text:p>245,02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Isparta Merkez</text:p>
          </table:table-cell>
          <table:table-cell table:style-name="ce7" office:value-type="float" office:value="15945" calcext:value-type="float">
            <text:p>15,94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Isparta Merkez Köy</text:p>
          </table:table-cell>
          <table:table-cell table:style-name="ce7" office:value-type="float" office:value="28678" calcext:value-type="float">
            <text:p>28,67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ğirdir</text:p>
          </table:table-cell>
          <table:table-cell table:style-name="ce7" office:value-type="float" office:value="28489" calcext:value-type="float">
            <text:p>28,48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raağaç</text:p>
          </table:table-cell>
          <table:table-cell table:style-name="ce7" office:value-type="float" office:value="25406" calcext:value-type="float">
            <text:p>25,40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Uluborlu</text:p>
          </table:table-cell>
          <table:table-cell table:style-name="ce7" office:value-type="float" office:value="17165" calcext:value-type="float">
            <text:p>17,16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Yalvaç</text:p>
          </table:table-cell>
          <table:table-cell table:style-name="ce7" office:value-type="float" office:value="28719" calcext:value-type="float">
            <text:p>28,71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Isparta Toplam</text:p>
          </table:table-cell>
          <table:table-cell table:style-name="ce6" office:value-type="float" office:value="144402" calcext:value-type="float">
            <text:p>144,40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Kütahya Merkez</text:p>
          </table:table-cell>
          <table:table-cell table:style-name="ce7" office:value-type="float" office:value="17106" calcext:value-type="float">
            <text:p>17,106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ütahya Merkez Köy</text:p>
          </table:table-cell>
          <table:table-cell table:style-name="ce7" office:value-type="float" office:value="52188" calcext:value-type="float">
            <text:p>52,18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met</text:p>
          </table:table-cell>
          <table:table-cell table:style-name="ce7" office:value-type="float" office:value="33672" calcext:value-type="float">
            <text:p>33,672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ediz</text:p>
          </table:table-cell>
          <table:table-cell table:style-name="ce7" office:value-type="float" office:value="37688" calcext:value-type="float">
            <text:p>37,68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imav</text:p>
          </table:table-cell>
          <table:table-cell table:style-name="ce7" office:value-type="float" office:value="37980" calcext:value-type="float">
            <text:p>37,98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Tavşanlı</text:p>
          </table:table-cell>
          <table:table-cell table:style-name="ce7" office:value-type="float" office:value="34773" calcext:value-type="float">
            <text:p>34,773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Uşak Merkez</text:p>
          </table:table-cell>
          <table:table-cell table:style-name="ce7" office:value-type="float" office:value="16923" calcext:value-type="float">
            <text:p>16,92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Uşak Köy</text:p>
          </table:table-cell>
          <table:table-cell table:style-name="ce7" office:value-type="float" office:value="71673" calcext:value-type="float">
            <text:p>71,67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Kütahya Toplam</text:p>
          </table:table-cell>
          <table:table-cell table:style-name="ce6" office:value-type="float" office:value="302003" calcext:value-type="float">
            <text:p>302,003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Adana Merkez</text:p>
          </table:table-cell>
          <table:table-cell table:style-name="ce7" office:value-type="float" office:value="71946" calcext:value-type="float">
            <text:p>71,946</text:p>
          </table:table-cell>
          <table:table-cell table:style-name="ce9" office:value-type="float" office:value="210" calcext:value-type="float">
            <text:p>210</text:p>
          </table:table-cell>
          <table:table-cell table:number-columns-repeated="2" table:style-name="ce9" office:value-type="float" office:value="52" calcext:value-type="float">
            <text:p>52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dana Merkez Köy</text:p>
          </table:table-cell>
          <table:table-cell table:style-name="ce7" office:value-type="float" office:value="36629" calcext:value-type="float">
            <text:p>36,62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Feke</text:p>
          </table:table-cell>
          <table:table-cell table:style-name="ce7" office:value-type="float" office:value="10495" calcext:value-type="float">
            <text:p>10,49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dirli</text:p>
          </table:table-cell>
          <table:table-cell table:style-name="ce7" office:value-type="float" office:value="24177" calcext:value-type="float">
            <text:p>24,177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raisalı</text:p>
          </table:table-cell>
          <table:table-cell table:style-name="ce7" office:value-type="float" office:value="38569" calcext:value-type="float">
            <text:p>38,56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ozan</text:p>
          </table:table-cell>
          <table:table-cell table:style-name="ce7" office:value-type="float" office:value="26686" calcext:value-type="float">
            <text:p>26,68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aimbeyli</text:p>
          </table:table-cell>
          <table:table-cell table:style-name="ce7" office:value-type="float" office:value="18566" calcext:value-type="float">
            <text:p>18,56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Adana Toplam</text:p>
          </table:table-cell>
          <table:table-cell table:style-name="ce6" office:value-type="float" office:value="227068" calcext:value-type="float">
            <text:p>227,068</text:p>
          </table:table-cell>
          <table:table-cell table:style-name="ce8" office:value-type="float" office:value="219" calcext:value-type="float">
            <text:p>219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Antalya Merkez</text:p>
          </table:table-cell>
          <table:table-cell table:style-name="ce7" office:value-type="float" office:value="17281" calcext:value-type="float">
            <text:p>17,28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ntalya Merkez Köy</text:p>
          </table:table-cell>
          <table:table-cell table:style-name="ce7" office:value-type="float" office:value="18956" calcext:value-type="float">
            <text:p>18,95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kseki</text:p>
          </table:table-cell>
          <table:table-cell table:style-name="ce7" office:value-type="float" office:value="24679" calcext:value-type="float">
            <text:p>24,67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lanya</text:p>
          </table:table-cell>
          <table:table-cell table:style-name="ce7" office:value-type="float" office:value="34438" calcext:value-type="float">
            <text:p>34,43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lmalı</text:p>
          </table:table-cell>
          <table:table-cell table:style-name="ce7" office:value-type="float" office:value="16212" calcext:value-type="float">
            <text:p>16,21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Finike</text:p>
          </table:table-cell>
          <table:table-cell table:style-name="ce7" office:value-type="float" office:value="15110" calcext:value-type="float">
            <text:p>15,1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ş</text:p>
          </table:table-cell>
          <table:table-cell table:style-name="ce7" office:value-type="float" office:value="19861" calcext:value-type="float">
            <text:p>19,86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orkuteli</text:p>
          </table:table-cell>
          <table:table-cell table:style-name="ce7" office:value-type="float" office:value="25413" calcext:value-type="float">
            <text:p>25,41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anavgat</text:p>
          </table:table-cell>
          <table:table-cell table:style-name="ce7" office:value-type="float" office:value="17441" calcext:value-type="float">
            <text:p>17,44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erik</text:p>
          </table:table-cell>
          <table:table-cell table:style-name="ce7" office:value-type="float" office:value="14881" calcext:value-type="float">
            <text:p>14,88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Antalya Toplam</text:p>
          </table:table-cell>
          <table:table-cell table:style-name="ce6" office:value-type="float" office:value="204272" calcext:value-type="float">
            <text:p>204,27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Cebelibereket Merkez</text:p>
          </table:table-cell>
          <table:table-cell table:style-name="ce7" office:value-type="float" office:value="18278" calcext:value-type="float">
            <text:p>18,278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ahçe</text:p>
          </table:table-cell>
          <table:table-cell table:style-name="ce7" office:value-type="float" office:value="15534" calcext:value-type="float">
            <text:p>15,53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Ceyhan</text:p>
          </table:table-cell>
          <table:table-cell table:style-name="ce7" office:value-type="float" office:value="38477" calcext:value-type="float">
            <text:p>38,47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Dörtyol</text:p>
          </table:table-cell>
          <table:table-cell table:style-name="ce7" office:value-type="float" office:value="17022" calcext:value-type="float">
            <text:p>17,02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Islahiye</text:p>
          </table:table-cell>
          <table:table-cell table:style-name="ce7" office:value-type="float" office:value="18336" calcext:value-type="float">
            <text:p>18,33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Cebelibereket Toplam</text:p>
          </table:table-cell>
          <table:table-cell table:style-name="ce6" office:value-type="float" office:value="107647" calcext:value-type="float">
            <text:p>107,64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İçel Merkez</text:p>
          </table:table-cell>
          <table:table-cell table:style-name="ce7" office:value-type="float" office:value="37397" calcext:value-type="float">
            <text:p>37,39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namur</text:p>
          </table:table-cell>
          <table:table-cell table:style-name="ce7" office:value-type="float" office:value="18169" calcext:value-type="float">
            <text:p>18,1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ülnar</text:p>
          </table:table-cell>
          <table:table-cell table:style-name="ce7" office:value-type="float" office:value="19455" calcext:value-type="float">
            <text:p>19,45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ut</text:p>
          </table:table-cell>
          <table:table-cell table:style-name="ce7" office:value-type="float" office:value="15697" calcext:value-type="float">
            <text:p>15,69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İçel Toplam</text:p>
          </table:table-cell>
          <table:table-cell table:style-name="ce6" office:value-type="float" office:value="90718" calcext:value-type="float">
            <text:p>90,7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Mersin Merkez</text:p>
          </table:table-cell>
          <table:table-cell table:style-name="ce7" office:value-type="float" office:value="20079" calcext:value-type="float">
            <text:p>20,079</text:p>
          </table:table-cell>
          <table:table-cell table:style-name="ce9" office:value-type="float" office:value="328" calcext:value-type="float">
            <text:p>32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ersin Merkez Köy</text:p>
          </table:table-cell>
          <table:table-cell table:style-name="ce7" office:value-type="float" office:value="24027" calcext:value-type="float">
            <text:p>24,02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Tarsus Merkez</text:p>
          </table:table-cell>
          <table:table-cell table:style-name="ce7" office:value-type="float" office:value="21659" calcext:value-type="float">
            <text:p>21,659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Tarsus Köy</text:p>
          </table:table-cell>
          <table:table-cell table:style-name="ce7" office:value-type="float" office:value="52029" calcext:value-type="float">
            <text:p>52,029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Mersin Toplam</text:p>
          </table:table-cell>
          <table:table-cell table:style-name="ce6" office:value-type="float" office:value="117794" calcext:value-type="float">
            <text:p>117,794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31" calcext:value-type="float">
            <text:p>531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Bayazıt Merkez</text:p>
          </table:table-cell>
          <table:table-cell table:style-name="ce7" office:value-type="float" office:value="20490" calcext:value-type="float">
            <text:p>20,49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Diyadin</text:p>
          </table:table-cell>
          <table:table-cell table:style-name="ce7" office:value-type="float" office:value="11851" calcext:value-type="float">
            <text:p>11,85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leşkirt</text:p>
          </table:table-cell>
          <table:table-cell table:style-name="ce7" office:value-type="float" office:value="8929" calcext:value-type="float">
            <text:p>8,92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Iğdır</text:p>
          </table:table-cell>
          <table:table-cell table:style-name="ce7" office:value-type="float" office:value="25209" calcext:value-type="float">
            <text:p>25,20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raköse</text:p>
          </table:table-cell>
          <table:table-cell table:style-name="ce7" office:value-type="float" office:value="21328" calcext:value-type="float">
            <text:p>21,32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Tuzluca</text:p>
          </table:table-cell>
          <table:table-cell table:style-name="ce7" office:value-type="float" office:value="10526" calcext:value-type="float">
            <text:p>10,52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Tutak</text:p>
          </table:table-cell>
          <table:table-cell table:style-name="ce7" office:value-type="float" office:value="6252" calcext:value-type="float">
            <text:p>6,25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Bayazıt Toplam</text:p>
          </table:table-cell>
          <table:table-cell table:style-name="ce6" office:value-type="float" office:value="104585" calcext:value-type="float">
            <text:p>104,58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Bitlis Merkez</text:p>
          </table:table-cell>
          <table:table-cell table:style-name="ce7" office:value-type="float" office:value="19752" calcext:value-type="float">
            <text:p>19,75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hlat</text:p>
          </table:table-cell>
          <table:table-cell table:style-name="ce7" office:value-type="float" office:value="7959" calcext:value-type="float">
            <text:p>7,95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ulanık</text:p>
          </table:table-cell>
          <table:table-cell table:style-name="ce7" office:value-type="float" office:value="5297" calcext:value-type="float">
            <text:p>5,29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Hizan</text:p>
          </table:table-cell>
          <table:table-cell table:style-name="ce7" office:value-type="float" office:value="8408" calcext:value-type="float">
            <text:p>8,40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alazgirt</text:p>
          </table:table-cell>
          <table:table-cell table:style-name="ce7" office:value-type="float" office:value="6966" calcext:value-type="float">
            <text:p>6,96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uş</text:p>
          </table:table-cell>
          <table:table-cell table:style-name="ce7" office:value-type="float" office:value="21486" calcext:value-type="float">
            <text:p>21,48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utki</text:p>
          </table:table-cell>
          <table:table-cell table:style-name="ce7" office:value-type="float" office:value="10651" calcext:value-type="float">
            <text:p>10,65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73" calcext:value-type="float">
            <text:p>27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Varto</text:p>
          </table:table-cell>
          <table:table-cell table:style-name="ce7" office:value-type="float" office:value="9822" calcext:value-type="float">
            <text:p>9,82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Bitlis Toplam</text:p>
          </table:table-cell>
          <table:table-cell table:style-name="ce6" office:value-type="float" office:value="90341" calcext:value-type="float">
            <text:p>90,34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87" calcext:value-type="float">
            <text:p>28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Diyarbakır Merkez</text:p>
          </table:table-cell>
          <table:table-cell table:style-name="ce7" office:value-type="float" office:value="27061" calcext:value-type="float">
            <text:p>27,061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304" calcext:value-type="float">
            <text:p>1,304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379" calcext:value-type="float">
            <text:p>379</text:p>
          </table:table-cell>
          <table:table-cell table:style-name="ce7" office:value-type="float" office:value="1570" calcext:value-type="float">
            <text:p>1,57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Diyarbakır Merkez Köy</text:p>
          </table:table-cell>
          <table:table-cell table:style-name="ce7" office:value-type="float" office:value="64688" calcext:value-type="float">
            <text:p>64,68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174" calcext:value-type="float">
            <text:p>1,174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Çermik</text:p>
          </table:table-cell>
          <table:table-cell table:style-name="ce7" office:value-type="float" office:value="17114" calcext:value-type="float">
            <text:p>17,11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rganimadeni</text:p>
          </table:table-cell>
          <table:table-cell table:style-name="ce7" office:value-type="float" office:value="18728" calcext:value-type="float">
            <text:p>18,72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lp</text:p>
          </table:table-cell>
          <table:table-cell table:style-name="ce7" office:value-type="float" office:value="11071" calcext:value-type="float">
            <text:p>11,07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Lice</text:p>
          </table:table-cell>
          <table:table-cell table:style-name="ce7" office:value-type="float" office:value="21324" calcext:value-type="float">
            <text:p>21,3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ilvan</text:p>
          </table:table-cell>
          <table:table-cell table:style-name="ce7" office:value-type="float" office:value="25639" calcext:value-type="float">
            <text:p>25,63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6" calcext:value-type="float">
            <text:p>35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Diyarbakır Toplam</text:p>
          </table:table-cell>
          <table:table-cell table:style-name="ce6" office:value-type="float" office:value="185625" calcext:value-type="float">
            <text:p>185,625</text:p>
          </table:table-cell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2490" calcext:value-type="float">
            <text:p>2,490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392" calcext:value-type="float">
            <text:p>392</text:p>
          </table:table-cell>
          <table:table-cell table:style-name="ce10" office:value-type="float" office:value="3104" calcext:value-type="float">
            <text:p>3,104</text:p>
          </table:table-cell>
          <table:table-cell table:style-name="ce8" office:value-type="float" office:value="48" calcext:value-type="float">
            <text:p>48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Elaziz Merkez</text:p>
          </table:table-cell>
          <table:table-cell table:style-name="ce7" office:value-type="float" office:value="18990" calcext:value-type="float">
            <text:p>18,99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912" calcext:value-type="float">
            <text:p>912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laziz Merkez Köy</text:p>
          </table:table-cell>
          <table:table-cell table:style-name="ce7" office:value-type="float" office:value="58379" calcext:value-type="float">
            <text:p>58,37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524" calcext:value-type="float">
            <text:p>524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askel</text:p>
          </table:table-cell>
          <table:table-cell table:style-name="ce7" office:value-type="float" office:value="12791" calcext:value-type="float">
            <text:p>12,79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Çapakçur</text:p>
          </table:table-cell>
          <table:table-cell table:style-name="ce7" office:value-type="float" office:value="10395" calcext:value-type="float">
            <text:p>10,39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Çemişkezek</text:p>
          </table:table-cell>
          <table:table-cell table:style-name="ce7" office:value-type="float" office:value="13641" calcext:value-type="float">
            <text:p>13,64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enç</text:p>
          </table:table-cell>
          <table:table-cell table:style-name="ce7" office:value-type="float" office:value="3659" calcext:value-type="float">
            <text:p>3,65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Hozat</text:p>
          </table:table-cell>
          <table:table-cell table:style-name="ce7" office:value-type="float" office:value="10198" calcext:value-type="float">
            <text:p>10,19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eban</text:p>
          </table:table-cell>
          <table:table-cell table:style-name="ce7" office:value-type="float" office:value="3356" calcext:value-type="float">
            <text:p>3,35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azkirt</text:p>
          </table:table-cell>
          <table:table-cell table:style-name="ce7" office:value-type="float" office:value="15737" calcext:value-type="float">
            <text:p>15,73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aden</text:p>
          </table:table-cell>
          <table:table-cell table:style-name="ce7" office:value-type="float" office:value="9999" calcext:value-type="float">
            <text:p>9,9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Ovacık</text:p>
          </table:table-cell>
          <table:table-cell table:style-name="ce7" office:value-type="float" office:value="4267" calcext:value-type="float">
            <text:p>4,26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Palu</text:p>
          </table:table-cell>
          <table:table-cell table:style-name="ce7" office:value-type="float" office:value="34822" calcext:value-type="float">
            <text:p>34,82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84" calcext:value-type="float">
            <text:p>18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Pertek</text:p>
          </table:table-cell>
          <table:table-cell table:style-name="ce7" office:value-type="float" office:value="13947" calcext:value-type="float">
            <text:p>13,94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Elaziz Toplam</text:p>
          </table:table-cell>
          <table:table-cell table:style-name="ce6" office:value-type="float" office:value="210181" calcext:value-type="float">
            <text:p>210,181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7" calcext:value-type="float">
            <text:p>227</text:p>
          </table:table-cell>
          <table:table-cell table:style-name="ce6" office:value-type="float" office:value="1992" calcext:value-type="float">
            <text:p>1,992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Erzurum Merkez</text:p>
          </table:table-cell>
          <table:table-cell table:style-name="ce7" office:value-type="float" office:value="31425" calcext:value-type="float">
            <text:p>31,42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rzurum Merkez Köy</text:p>
          </table:table-cell>
          <table:table-cell table:style-name="ce7" office:value-type="float" office:value="46677" calcext:value-type="float">
            <text:p>46,67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Hınız</text:p>
          </table:table-cell>
          <table:table-cell table:style-name="ce7" office:value-type="float" office:value="22770" calcext:value-type="float">
            <text:p>22,7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İspir</text:p>
          </table:table-cell>
          <table:table-cell table:style-name="ce7" office:value-type="float" office:value="32826" calcext:value-type="float">
            <text:p>32,82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Oltu</text:p>
          </table:table-cell>
          <table:table-cell table:style-name="ce7" office:value-type="float" office:value="36996" calcext:value-type="float">
            <text:p>36,99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Pasinler</text:p>
          </table:table-cell>
          <table:table-cell table:style-name="ce7" office:value-type="float" office:value="34565" calcext:value-type="float">
            <text:p>34,56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Tercan</text:p>
          </table:table-cell>
          <table:table-cell table:style-name="ce7" office:value-type="float" office:value="33872" calcext:value-type="float">
            <text:p>33,87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Tortum</text:p>
          </table:table-cell>
          <table:table-cell table:style-name="ce7" office:value-type="float" office:value="31245" calcext:value-type="float">
            <text:p>31,245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Erzurum Toplam</text:p>
          </table:table-cell>
          <table:table-cell table:style-name="ce6" office:value-type="float" office:value="270376" calcext:value-type="float">
            <text:p>270,37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Erzincan Merkez</text:p>
          </table:table-cell>
          <table:table-cell table:style-name="ce7" office:value-type="float" office:value="16082" calcext:value-type="float">
            <text:p>16,08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Erzican Merkez Köy</text:p>
          </table:table-cell>
          <table:table-cell table:style-name="ce7" office:value-type="float" office:value="35832" calcext:value-type="float">
            <text:p>35,83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uruçay</text:p>
          </table:table-cell>
          <table:table-cell table:style-name="ce7" office:value-type="float" office:value="9178" calcext:value-type="float">
            <text:p>9,17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emah</text:p>
          </table:table-cell>
          <table:table-cell table:style-name="ce7" office:value-type="float" office:value="13450" calcext:value-type="float">
            <text:p>13,45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igi</text:p>
          </table:table-cell>
          <table:table-cell table:style-name="ce7" office:value-type="float" office:value="26486" calcext:value-type="float">
            <text:p>26,48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Nazımiye</text:p>
          </table:table-cell>
          <table:table-cell table:style-name="ce7" office:value-type="float" office:value="11394" calcext:value-type="float">
            <text:p>11,39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Pülümür</text:p>
          </table:table-cell>
          <table:table-cell table:style-name="ce7" office:value-type="float" office:value="10567" calcext:value-type="float">
            <text:p>10,567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Refahiye</text:p>
          </table:table-cell>
          <table:table-cell table:style-name="ce7" office:value-type="float" office:value="14258" calcext:value-type="float">
            <text:p>14,25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Erzincan Toplam</text:p>
          </table:table-cell>
          <table:table-cell table:style-name="ce6" office:value-type="float" office:value="137247" calcext:value-type="float">
            <text:p>137,24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Gaziantep Merkez</text:p>
          </table:table-cell>
          <table:table-cell table:style-name="ce7" office:value-type="float" office:value="39578" calcext:value-type="float">
            <text:p>39,57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79" calcext:value-type="float">
            <text:p>3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aziantep Merkez Köy</text:p>
          </table:table-cell>
          <table:table-cell table:style-name="ce7" office:value-type="float" office:value="49399" calcext:value-type="float">
            <text:p>49,39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esni</text:p>
          </table:table-cell>
          <table:table-cell table:style-name="ce7" office:value-type="float" office:value="31115" calcext:value-type="float">
            <text:p>31,11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ilis Merkez</text:p>
          </table:table-cell>
          <table:table-cell table:style-name="ce7" office:value-type="float" office:value="22334" calcext:value-type="float">
            <text:p>22,33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30" calcext:value-type="float">
            <text:p>33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ilis Köy</text:p>
          </table:table-cell>
          <table:table-cell table:style-name="ce7" office:value-type="float" office:value="23859" calcext:value-type="float">
            <text:p>23,85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Nizip</text:p>
          </table:table-cell>
          <table:table-cell table:style-name="ce7" office:value-type="float" office:value="48678" calcext:value-type="float">
            <text:p>48,678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Gaziantep Toplam</text:p>
          </table:table-cell>
          <table:table-cell table:style-name="ce6" office:value-type="float" office:value="214963" calcext:value-type="float">
            <text:p>214,96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42" calcext:value-type="float">
            <text:p>74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Gümüşhane Merkez</text:p>
          </table:table-cell>
          <table:table-cell table:style-name="ce7" office:value-type="float" office:value="23652" calcext:value-type="float">
            <text:p>23,6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ayburt</text:p>
          </table:table-cell>
          <table:table-cell table:style-name="ce7" office:value-type="float" office:value="48968" calcext:value-type="float">
            <text:p>48,96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elkit</text:p>
          </table:table-cell>
          <table:table-cell table:style-name="ce7" office:value-type="float" office:value="19165" calcext:value-type="float">
            <text:p>19,16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Şiran</text:p>
          </table:table-cell>
          <table:table-cell table:style-name="ce7" office:value-type="float" office:value="12470" calcext:value-type="float">
            <text:p>12,47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Torul</text:p>
          </table:table-cell>
          <table:table-cell table:style-name="ce7" office:value-type="float" office:value="17967" calcext:value-type="float">
            <text:p>17,96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Gümüşhane Toplam</text:p>
          </table:table-cell>
          <table:table-cell table:style-name="ce6" office:value-type="float" office:value="122222" calcext:value-type="float">
            <text:p>122,22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Hakkari Merkez</text:p>
          </table:table-cell>
          <table:table-cell table:style-name="ce7" office:value-type="float" office:value="7220" calcext:value-type="float">
            <text:p>7,22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eytülşebab</text:p>
          </table:table-cell>
          <table:table-cell table:style-name="ce7" office:value-type="float" office:value="6998" calcext:value-type="float">
            <text:p>6,998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evar</text:p>
          </table:table-cell>
          <table:table-cell table:style-name="ce7" office:value-type="float" office:value="3209" calcext:value-type="float">
            <text:p>3,20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Şemdinli</text:p>
          </table:table-cell>
          <table:table-cell table:style-name="ce7" office:value-type="float" office:value="1615" calcext:value-type="float">
            <text:p>1,61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Hakkari Toplam</text:p>
          </table:table-cell>
          <table:table-cell table:style-name="ce6" office:value-type="float" office:value="19042" calcext:value-type="float">
            <text:p>19,04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rs Merkez</text:p>
          </table:table-cell>
          <table:table-cell table:style-name="ce7" office:value-type="float" office:value="13713" calcext:value-type="float">
            <text:p>13,7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ars Merkez Köy</text:p>
          </table:table-cell>
          <table:table-cell table:style-name="ce7" office:value-type="float" office:value="23927" calcext:value-type="float">
            <text:p>23,92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rdahan</text:p>
          </table:table-cell>
          <table:table-cell table:style-name="ce7" office:value-type="float" office:value="24402" calcext:value-type="float">
            <text:p>24,4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rpaçay</text:p>
          </table:table-cell>
          <table:table-cell table:style-name="ce7" office:value-type="float" office:value="24851" calcext:value-type="float">
            <text:p>24,8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Çıldır</text:p>
          </table:table-cell>
          <table:table-cell table:style-name="ce7" office:value-type="float" office:value="18666" calcext:value-type="float">
            <text:p>18,66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öle</text:p>
          </table:table-cell>
          <table:table-cell table:style-name="ce7" office:value-type="float" office:value="21954" calcext:value-type="float">
            <text:p>21,95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ağızman</text:p>
          </table:table-cell>
          <table:table-cell table:style-name="ce7" office:value-type="float" office:value="17294" calcext:value-type="float">
            <text:p>17,2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Posof</text:p>
          </table:table-cell>
          <table:table-cell table:style-name="ce7" office:value-type="float" office:value="23934" calcext:value-type="float">
            <text:p>23,93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Sarıkamış</text:p>
          </table:table-cell>
          <table:table-cell table:style-name="ce7" office:value-type="float" office:value="35306" calcext:value-type="float">
            <text:p>35,30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Kars Toplam</text:p>
          </table:table-cell>
          <table:table-cell table:style-name="ce6" office:value-type="float" office:value="204047" calcext:value-type="float">
            <text:p>204,04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alatya Merkez</text:p>
          </table:table-cell>
          <table:table-cell table:style-name="ce7" office:value-type="float" office:value="20036" calcext:value-type="float">
            <text:p>20,03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219" calcext:value-type="float">
            <text:p>2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Malatya Merkez Köy</text:p>
          </table:table-cell>
          <table:table-cell table:style-name="ce7" office:value-type="float" office:value="55553" calcext:value-type="float">
            <text:p>55,55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kçadağ</text:p>
          </table:table-cell>
          <table:table-cell table:style-name="ce7" office:value-type="float" office:value="37290" calcext:value-type="float">
            <text:p>37,29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rabkir</text:p>
          </table:table-cell>
          <table:table-cell table:style-name="ce7" office:value-type="float" office:value="20508" calcext:value-type="float">
            <text:p>20,50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131" calcext:value-type="float">
            <text:p>131</text:p>
          </table:table-cell>
          <table:table-cell table:style-name="ce7" office:value-type="float" office:value="1106" calcext:value-type="float">
            <text:p>1,106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dıyaman</text:p>
          </table:table-cell>
          <table:table-cell table:style-name="ce7" office:value-type="float" office:value="44677" calcext:value-type="float">
            <text:p>44,677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228" calcext:value-type="float">
            <text:p>22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Hekimhan</text:p>
          </table:table-cell>
          <table:table-cell table:style-name="ce7" office:value-type="float" office:value="30873" calcext:value-type="float">
            <text:p>30,87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ahta</text:p>
          </table:table-cell>
          <table:table-cell table:style-name="ce7" office:value-type="float" office:value="31947" calcext:value-type="float">
            <text:p>31,94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emaliye</text:p>
          </table:table-cell>
          <table:table-cell table:style-name="ce7" office:value-type="float" office:value="22623" calcext:value-type="float">
            <text:p>22,6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Petürke</text:p>
          </table:table-cell>
          <table:table-cell table:style-name="ce7" office:value-type="float" office:value="40052" calcext:value-type="float">
            <text:p>40,05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Malatya Toplam</text:p>
          </table:table-cell>
          <table:table-cell table:style-name="ce6" office:value-type="float" office:value="303559" calcext:value-type="float">
            <text:p>303,559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558" calcext:value-type="float">
            <text:p>558</text:p>
          </table:table-cell>
          <table:table-cell table:style-name="ce6" office:value-type="float" office:value="1865" calcext:value-type="float">
            <text:p>1,865</text:p>
          </table:table-cell>
          <table:table-cell table:style-name="ce8" office:value-type="float" office:value="344" calcext:value-type="float">
            <text:p>34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51" calcext:value-type="float">
            <text:p>351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araş Merkez</text:p>
          </table:table-cell>
          <table:table-cell table:style-name="ce7" office:value-type="float" office:value="25612" calcext:value-type="float">
            <text:p>25,612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Maraş Merkez Köy</text:p>
          </table:table-cell>
          <table:table-cell table:style-name="ce7" office:value-type="float" office:value="45197" calcext:value-type="float">
            <text:p>45,197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ndirin</text:p>
          </table:table-cell>
          <table:table-cell table:style-name="ce7" office:value-type="float" office:value="12220" calcext:value-type="float">
            <text:p>12,22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Elbistan</text:p>
          </table:table-cell>
          <table:table-cell table:style-name="ce7" office:value-type="float" office:value="54396" calcext:value-type="float">
            <text:p>54,39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öksun</text:p>
          </table:table-cell>
          <table:table-cell table:style-name="ce7" office:value-type="float" office:value="20348" calcext:value-type="float">
            <text:p>20,34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Pazarcık</text:p>
          </table:table-cell>
          <table:table-cell table:style-name="ce7" office:value-type="float" office:value="28698" calcext:value-type="float">
            <text:p>28,69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Maraş Toplam</text:p>
          </table:table-cell>
          <table:table-cell table:style-name="ce6" office:value-type="float" office:value="186471" calcext:value-type="float">
            <text:p>186,47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5" calcext:value-type="float">
            <text:p>26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Mardin Merkez</text:p>
          </table:table-cell>
          <table:table-cell table:style-name="ce7" office:value-type="float" office:value="18657" calcext:value-type="float">
            <text:p>18,657</text:p>
          </table:table-cell>
          <table:table-cell table:style-name="ce7" office:value-type="float" office:value="1280" calcext:value-type="float">
            <text:p>1,28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2972" calcext:value-type="float">
            <text:p>2,972</text:p>
          </table:table-cell>
          <table:table-cell table:style-name="ce9" office:value-type="float" office:value="208" calcext:value-type="float">
            <text:p>208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ardin Merkez Köy</text:p>
          </table:table-cell>
          <table:table-cell table:style-name="ce7" office:value-type="float" office:value="22698" calcext:value-type="float">
            <text:p>22,698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333" calcext:value-type="float">
            <text:p>1,33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Cizre</text:p>
          </table:table-cell>
          <table:table-cell table:style-name="ce7" office:value-type="float" office:value="21762" calcext:value-type="float">
            <text:p>21,762</text:p>
          </table:table-cell>
          <table:table-cell table:style-name="ce9" office:value-type="float" office:value="119" calcext:value-type="float">
            <text:p>1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78" calcext:value-type="float">
            <text:p>578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655" calcext:value-type="float">
            <text:p>655</text:p>
          </table:table-cell>
          <table:table-cell table:style-name="ce9" office:value-type="float" office:value="805" calcext:value-type="float">
            <text:p>805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Dirik</text:p>
          </table:table-cell>
          <table:table-cell table:style-name="ce7" office:value-type="float" office:value="14949" calcext:value-type="float">
            <text:p>14,9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ercüş</text:p>
          </table:table-cell>
          <table:table-cell table:style-name="ce7" office:value-type="float" office:value="20966" calcext:value-type="float">
            <text:p>20,966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58" calcext:value-type="float">
            <text:p>158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idyat</text:p>
          </table:table-cell>
          <table:table-cell table:style-name="ce7" office:value-type="float" office:value="25358" calcext:value-type="float">
            <text:p>25,35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2556" calcext:value-type="float">
            <text:p>2,556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3897" calcext:value-type="float">
            <text:p>3,897</text:p>
          </table:table-cell>
          <table:table-cell table:style-name="ce9" office:value-type="float" office:value="298" calcext:value-type="float">
            <text:p>298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Nusaybin</text:p>
          </table:table-cell>
          <table:table-cell table:style-name="ce7" office:value-type="float" office:value="11212" calcext:value-type="float">
            <text:p>11,212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79" calcext:value-type="float">
            <text:p>379</text:p>
          </table:table-cell>
          <table:table-cell table:style-name="ce9" office:value-type="float" office:value="392" calcext:value-type="float">
            <text:p>392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146" calcext:value-type="float">
            <text:p>146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Resülayın</text:p>
          </table:table-cell>
          <table:table-cell table:style-name="ce7" office:value-type="float" office:value="469" calcext:value-type="float">
            <text:p>46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avor</text:p>
          </table:table-cell>
          <table:table-cell table:style-name="ce7" office:value-type="float" office:value="27203" calcext:value-type="float">
            <text:p>27,203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Mardin Toplam</text:p>
          </table:table-cell>
          <table:table-cell table:style-name="ce6" office:value-type="float" office:value="163274" calcext:value-type="float">
            <text:p>163,274</text:p>
          </table:table-cell>
          <table:table-cell table:style-name="ce6" office:value-type="float" office:value="1634" calcext:value-type="float">
            <text:p>1,634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8" calcext:value-type="float">
            <text:p>118</text:p>
          </table:table-cell>
          <table:table-cell table:style-name="ce6" office:value-type="float" office:value="3601" calcext:value-type="float">
            <text:p>3,601</text:p>
          </table:table-cell>
          <table:table-cell table:style-name="ce8" office:value-type="float" office:value="490" calcext:value-type="float">
            <text:p>490</text:p>
          </table:table-cell>
          <table:table-cell table:style-name="ce6" office:value-type="float" office:value="9521" calcext:value-type="float">
            <text:p>9,521</text:p>
          </table:table-cell>
          <table:table-cell table:style-name="ce6" office:value-type="float" office:value="1660" calcext:value-type="float">
            <text:p>1,66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Siirt Merkez</text:p>
          </table:table-cell>
          <table:table-cell table:style-name="ce7" office:value-type="float" office:value="15080" calcext:value-type="float">
            <text:p>15,0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iirt Merkez Köy</text:p>
          </table:table-cell>
          <table:table-cell table:style-name="ce7" office:value-type="float" office:value="9917" calcext:value-type="float">
            <text:p>9,91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eşiri</text:p>
          </table:table-cell>
          <table:table-cell table:style-name="ce7" office:value-type="float" office:value="10812" calcext:value-type="float">
            <text:p>10,81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1369" calcext:value-type="float">
            <text:p>1,36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42" calcext:value-type="float">
            <text:p>84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ruh</text:p>
          </table:table-cell>
          <table:table-cell table:style-name="ce7" office:value-type="float" office:value="14892" calcext:value-type="float">
            <text:p>14,89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arzan</text:p>
          </table:table-cell>
          <table:table-cell table:style-name="ce7" office:value-type="float" office:value="13407" calcext:value-type="float">
            <text:p>13,40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Pervari</text:p>
          </table:table-cell>
          <table:table-cell table:style-name="ce7" office:value-type="float" office:value="6078" calcext:value-type="float">
            <text:p>6,07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asun</text:p>
          </table:table-cell>
          <table:table-cell table:style-name="ce7" office:value-type="float" office:value="8959" calcext:value-type="float">
            <text:p>8,959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Şırnak</text:p>
          </table:table-cell>
          <table:table-cell table:style-name="ce7" office:value-type="float" office:value="9974" calcext:value-type="float">
            <text:p>9,974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2" calcext:value-type="float">
            <text:p>44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Şirvan</text:p>
          </table:table-cell>
          <table:table-cell table:style-name="ce7" office:value-type="float" office:value="9467" calcext:value-type="float">
            <text:p>9,46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Siirt Toplam</text:p>
          </table:table-cell>
          <table:table-cell table:style-name="ce6" office:value-type="float" office:value="98586" calcext:value-type="float">
            <text:p>98,58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1585" calcext:value-type="float">
            <text:p>1,585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086" calcext:value-type="float">
            <text:p>2,086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Şebinkarahisar Merkez</text:p>
          </table:table-cell>
          <table:table-cell table:style-name="ce7" office:value-type="float" office:value="18551" calcext:value-type="float">
            <text:p>18,55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loçra</text:p>
          </table:table-cell>
          <table:table-cell table:style-name="ce7" office:value-type="float" office:value="21239" calcext:value-type="float">
            <text:p>21,23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vilhisar</text:p>
          </table:table-cell>
          <table:table-cell table:style-name="ce7" office:value-type="float" office:value="19370" calcext:value-type="float">
            <text:p>19,37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esudiye</text:p>
          </table:table-cell>
          <table:table-cell table:style-name="ce7" office:value-type="float" office:value="23202" calcext:value-type="float">
            <text:p>23,20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şehri</text:p>
          </table:table-cell>
          <table:table-cell table:style-name="ce7" office:value-type="float" office:value="26315" calcext:value-type="float">
            <text:p>26,31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Şebinkarahisar Toplam</text:p>
          </table:table-cell>
          <table:table-cell table:style-name="ce6" office:value-type="float" office:value="108677" calcext:value-type="float">
            <text:p>108,67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Urfa Merkez</text:p>
          </table:table-cell>
          <table:table-cell table:style-name="ce7" office:value-type="float" office:value="28865" calcext:value-type="float">
            <text:p>28,86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8" calcext:value-type="float">
            <text:p>22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Urfa Merkez Köy</text:p>
          </table:table-cell>
          <table:table-cell table:style-name="ce7" office:value-type="float" office:value="29251" calcext:value-type="float">
            <text:p>29,25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irecik</text:p>
          </table:table-cell>
          <table:table-cell table:style-name="ce7" office:value-type="float" office:value="31453" calcext:value-type="float">
            <text:p>31,45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Harran</text:p>
          </table:table-cell>
          <table:table-cell table:style-name="ce7" office:value-type="float" office:value="10378" calcext:value-type="float">
            <text:p>10,37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Hilvan</text:p>
          </table:table-cell>
          <table:table-cell table:style-name="ce7" office:value-type="float" office:value="12124" calcext:value-type="float">
            <text:p>12,124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iverek Merkez</text:p>
          </table:table-cell>
          <table:table-cell table:style-name="ce7" office:value-type="float" office:value="14841" calcext:value-type="float">
            <text:p>14,84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iverek Köy</text:p>
          </table:table-cell>
          <table:table-cell table:style-name="ce7" office:value-type="float" office:value="26822" calcext:value-type="float">
            <text:p>26,82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ruç</text:p>
          </table:table-cell>
          <table:table-cell table:style-name="ce7" office:value-type="float" office:value="18630" calcext:value-type="float">
            <text:p>18,63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Viranşehir</text:p>
          </table:table-cell>
          <table:table-cell table:style-name="ce7" office:value-type="float" office:value="6759" calcext:value-type="float">
            <text:p>6,759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Yaylak</text:p>
          </table:table-cell>
          <table:table-cell table:style-name="ce7" office:value-type="float" office:value="17285" calcext:value-type="float">
            <text:p>17,285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Urfa Toplam</text:p>
          </table:table-cell>
          <table:table-cell table:style-name="ce6" office:value-type="float" office:value="196408" calcext:value-type="float">
            <text:p>196,40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2" calcext:value-type="float">
            <text:p>22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Van Merkez</text:p>
          </table:table-cell>
          <table:table-cell table:style-name="ce7" office:value-type="float" office:value="22461" calcext:value-type="float">
            <text:p>22,46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aşkale</text:p>
          </table:table-cell>
          <table:table-cell table:style-name="ce7" office:value-type="float" office:value="5100" calcext:value-type="float">
            <text:p>5,10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rciş</text:p>
          </table:table-cell>
          <table:table-cell table:style-name="ce7" office:value-type="float" office:value="18361" calcext:value-type="float">
            <text:p>18,36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evaş</text:p>
          </table:table-cell>
          <table:table-cell table:style-name="ce7" office:value-type="float" office:value="11301" calcext:value-type="float">
            <text:p>11,30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ahmudi</text:p>
          </table:table-cell>
          <table:table-cell table:style-name="ce7" office:value-type="float" office:value="7683" calcext:value-type="float">
            <text:p>7,683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uradiye</text:p>
          </table:table-cell>
          <table:table-cell table:style-name="ce7" office:value-type="float" office:value="6902" calcext:value-type="float">
            <text:p>6,90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Şitak</text:p>
          </table:table-cell>
          <table:table-cell table:style-name="ce7" office:value-type="float" office:value="3392" calcext:value-type="float">
            <text:p>3,39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Van Toplam</text:p>
          </table:table-cell>
          <table:table-cell table:style-name="ce6" office:value-type="float" office:value="75200" calcext:value-type="float">
            <text:p>75,20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29" calcext:value-type="float">
            <text:p>12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Ankara Merkez</text:p>
          </table:table-cell>
          <table:table-cell table:style-name="ce7" office:value-type="float" office:value="70678" calcext:value-type="float">
            <text:p>70,678</text:p>
          </table:table-cell>
          <table:table-cell table:style-name="ce7" office:value-type="float" office:value="1230" calcext:value-type="float">
            <text:p>1,230</text:p>
          </table:table-cell>
          <table:table-cell table:style-name="ce9" office:value-type="float" office:value="287" calcext:value-type="float">
            <text:p>287</text:p>
          </table:table-cell>
          <table:table-cell table:style-name="ce9" office:value-type="float" office:value="517" calcext:value-type="float">
            <text:p>517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658" calcext:value-type="float">
            <text:p>658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147" calcext:value-type="float">
            <text:p>14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nkara Merkez Köy</text:p>
          </table:table-cell>
          <table:table-cell table:style-name="ce7" office:value-type="float" office:value="32763" calcext:value-type="float">
            <text:p>32,763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yaş</text:p>
          </table:table-cell>
          <table:table-cell table:style-name="ce7" office:value-type="float" office:value="22397" calcext:value-type="float">
            <text:p>22,39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alâ</text:p>
          </table:table-cell>
          <table:table-cell table:style-name="ce7" office:value-type="float" office:value="26628" calcext:value-type="float">
            <text:p>26,62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eypazarı</text:p>
          </table:table-cell>
          <table:table-cell table:style-name="ce7" office:value-type="float" office:value="20628" calcext:value-type="float">
            <text:p>20,628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Çubuk</text:p>
          </table:table-cell>
          <table:table-cell table:style-name="ce7" office:value-type="float" office:value="26031" calcext:value-type="float">
            <text:p>26,0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Haymana</text:p>
          </table:table-cell>
          <table:table-cell table:style-name="ce7" office:value-type="float" office:value="29266" calcext:value-type="float">
            <text:p>29,26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lecik</text:p>
          </table:table-cell>
          <table:table-cell table:style-name="ce7" office:value-type="float" office:value="38626" calcext:value-type="float">
            <text:p>38,62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eskin</text:p>
          </table:table-cell>
          <table:table-cell table:style-name="ce7" office:value-type="float" office:value="48670" calcext:value-type="float">
            <text:p>48,67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Nallıhan</text:p>
          </table:table-cell>
          <table:table-cell table:style-name="ce7" office:value-type="float" office:value="14237" calcext:value-type="float">
            <text:p>14,23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Polatlı</text:p>
          </table:table-cell>
          <table:table-cell table:style-name="ce7" office:value-type="float" office:value="16583" calcext:value-type="float">
            <text:p>16,58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Yabanabat</text:p>
          </table:table-cell>
          <table:table-cell table:style-name="ce7" office:value-type="float" office:value="53672" calcext:value-type="float">
            <text:p>53,67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Ankara Toplam</text:p>
          </table:table-cell>
          <table:table-cell table:style-name="ce6" office:value-type="float" office:value="400179" calcext:value-type="float">
            <text:p>400,179</text:p>
          </table:table-cell>
          <table:table-cell table:style-name="ce6" office:value-type="float" office:value="1445" calcext:value-type="float">
            <text:p>1,44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561" calcext:value-type="float">
            <text:p>561</text:p>
          </table:table-cell>
          <table:table-cell table:style-name="ce8" office:value-type="float" office:value="929" calcext:value-type="float">
            <text:p>929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663" calcext:value-type="float">
            <text:p>663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0" calcext:value-type="float">
            <text:p>15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Eskişehir Merkez</text:p>
          </table:table-cell>
          <table:table-cell table:style-name="ce7" office:value-type="float" office:value="32120" calcext:value-type="float">
            <text:p>32,12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skişehir Merkez Köy</text:p>
          </table:table-cell>
          <table:table-cell table:style-name="ce7" office:value-type="float" office:value="49414" calcext:value-type="float">
            <text:p>49,41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eyitgazi</text:p>
          </table:table-cell>
          <table:table-cell table:style-name="ce7" office:value-type="float" office:value="17679" calcext:value-type="float">
            <text:p>17,67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ivrihisar</text:p>
          </table:table-cell>
          <table:table-cell table:style-name="ce7" office:value-type="float" office:value="31458" calcext:value-type="float">
            <text:p>31,45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ihaliccık</text:p>
          </table:table-cell>
          <table:table-cell table:style-name="ce7" office:value-type="float" office:value="23404" calcext:value-type="float">
            <text:p>23,40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Eskişehir Toplam</text:p>
          </table:table-cell>
          <table:table-cell table:style-name="ce6" office:value-type="float" office:value="154075" calcext:value-type="float">
            <text:p>154,075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Afyonkarahisar Merkez</text:p>
          </table:table-cell>
          <table:table-cell table:style-name="ce7" office:value-type="float" office:value="23374" calcext:value-type="float">
            <text:p>23,374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fyonkarahisar Merkez Köy</text:p>
          </table:table-cell>
          <table:table-cell table:style-name="ce7" office:value-type="float" office:value="78841" calcext:value-type="float">
            <text:p>78,84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ziziye</text:p>
          </table:table-cell>
          <table:table-cell table:style-name="ce7" office:value-type="float" office:value="44076" calcext:value-type="float">
            <text:p>44,0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olvadin</text:p>
          </table:table-cell>
          <table:table-cell table:style-name="ce7" office:value-type="float" office:value="39236" calcext:value-type="float">
            <text:p>39,236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Dinar</text:p>
          </table:table-cell>
          <table:table-cell table:style-name="ce7" office:value-type="float" office:value="36179" calcext:value-type="float">
            <text:p>36,17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andıklı</text:p>
          </table:table-cell>
          <table:table-cell table:style-name="ce7" office:value-type="float" office:value="37619" calcext:value-type="float">
            <text:p>37,61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Afyonkarahisar Toplam</text:p>
          </table:table-cell>
          <table:table-cell table:style-name="ce6" office:value-type="float" office:value="259325" calcext:value-type="float">
            <text:p>259,32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Konya Merkez</text:p>
          </table:table-cell>
          <table:table-cell table:style-name="ce7" office:value-type="float" office:value="47084" calcext:value-type="float">
            <text:p>47,084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onya Merkez Köy</text:p>
          </table:table-cell>
          <table:table-cell table:style-name="ce7" office:value-type="float" office:value="55405" calcext:value-type="float">
            <text:p>55,40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kşehir</text:p>
          </table:table-cell>
          <table:table-cell table:style-name="ce7" office:value-type="float" office:value="45874" calcext:value-type="float">
            <text:p>45,87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eyşehir</text:p>
          </table:table-cell>
          <table:table-cell table:style-name="ce7" office:value-type="float" office:value="39103" calcext:value-type="float">
            <text:p>39,10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ozkır</text:p>
          </table:table-cell>
          <table:table-cell table:style-name="ce7" office:value-type="float" office:value="35444" calcext:value-type="float">
            <text:p>35,44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Cihanbeyli</text:p>
          </table:table-cell>
          <table:table-cell table:style-name="ce7" office:value-type="float" office:value="20575" calcext:value-type="float">
            <text:p>20,57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Çumra</text:p>
          </table:table-cell>
          <table:table-cell table:style-name="ce7" office:value-type="float" office:value="37065" calcext:value-type="float">
            <text:p>37,065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reğli</text:p>
          </table:table-cell>
          <table:table-cell table:style-name="ce7" office:value-type="float" office:value="33335" calcext:value-type="float">
            <text:p>33,33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45" calcext:value-type="float">
            <text:p>24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rmenak</text:p>
          </table:table-cell>
          <table:table-cell table:style-name="ce7" office:value-type="float" office:value="28770" calcext:value-type="float">
            <text:p>28,77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Hadım</text:p>
          </table:table-cell>
          <table:table-cell table:style-name="ce7" office:value-type="float" office:value="21784" calcext:value-type="float">
            <text:p>21,78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Ilgın</text:p>
          </table:table-cell>
          <table:table-cell table:style-name="ce7" office:value-type="float" office:value="32675" calcext:value-type="float">
            <text:p>32,67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raman</text:p>
          </table:table-cell>
          <table:table-cell table:style-name="ce7" office:value-type="float" office:value="37253" calcext:value-type="float">
            <text:p>37,25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aideli</text:p>
          </table:table-cell>
          <table:table-cell table:style-name="ce7" office:value-type="float" office:value="22641" calcext:value-type="float">
            <text:p>22,64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eydişehir</text:p>
          </table:table-cell>
          <table:table-cell table:style-name="ce7" office:value-type="float" office:value="29872" calcext:value-type="float">
            <text:p>29,87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ltaniye</text:p>
          </table:table-cell>
          <table:table-cell table:style-name="ce7" office:value-type="float" office:value="16640" calcext:value-type="float">
            <text:p>16,64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Konya Toplam</text:p>
          </table:table-cell>
          <table:table-cell table:style-name="ce6" table:formula="of:=SUBTOTAL(109;[.B341:.B355])" office:value-type="float" office:value="503520" calcext:value-type="float">
            <text:p>503,520</text:p>
          </table:table-cell>
          <table:table-cell table:style-name="ce8" table:formula="of:=SUBTOTAL(109;[.C341:.C355])" office:value-type="float" office:value="154" calcext:value-type="float">
            <text:p>154</text:p>
          </table:table-cell>
          <table:table-cell table:style-name="ce8" table:formula="of:=SUBTOTAL(109;[.D341:.D355])" office:value-type="float" office:value="38" calcext:value-type="float">
            <text:p>38</text:p>
          </table:table-cell>
          <table:table-cell table:style-name="ce8" table:formula="of:=SUBTOTAL(109;[.E341:.E355])" office:value-type="float" office:value="93" calcext:value-type="float">
            <text:p>93</text:p>
          </table:table-cell>
          <table:table-cell table:style-name="ce8" table:formula="of:=SUBTOTAL(109;[.F341:.F355])" office:value-type="float" office:value="484" calcext:value-type="float">
            <text:p>484</text:p>
          </table:table-cell>
          <table:table-cell table:style-name="ce8" table:formula="of:=SUBTOTAL(109;[.G341:.G355])" office:value-type="float" office:value="63" calcext:value-type="float">
            <text:p>63</text:p>
          </table:table-cell>
          <table:table-cell table:style-name="ce8" table:formula="of:=SUBTOTAL(109;[.H341:.H355])" office:value-type="float" office:value="17" calcext:value-type="float">
            <text:p>1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Aksaray Merkez</text:p>
          </table:table-cell>
          <table:table-cell table:style-name="ce7" office:value-type="float" office:value="71408" calcext:value-type="float">
            <text:p>71,40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rapsun</text:p>
          </table:table-cell>
          <table:table-cell table:style-name="ce7" office:value-type="float" office:value="16411" calcext:value-type="float">
            <text:p>16,41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oçhisar</text:p>
          </table:table-cell>
          <table:table-cell table:style-name="ce7" office:value-type="float" office:value="39033" calcext:value-type="float">
            <text:p>39,03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Aksaray Toplam</text:p>
          </table:table-cell>
          <table:table-cell table:style-name="ce6" table:formula="of:=SUBTOTAL(109;[.B357:.B359])" office:value-type="float" office:value="126852" calcext:value-type="float">
            <text:p>126,8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3" calcext:value-type="float">
            <text:p>14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Niğde Merkez</text:p>
          </table:table-cell>
          <table:table-cell table:style-name="ce7" office:value-type="float" office:value="59123" calcext:value-type="float">
            <text:p>59,12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or</text:p>
          </table:table-cell>
          <table:table-cell table:style-name="ce7" office:value-type="float" office:value="27915" calcext:value-type="float">
            <text:p>27,91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Nevşehir Merkez</text:p>
          </table:table-cell>
          <table:table-cell table:style-name="ce7" office:value-type="float" office:value="13436" calcext:value-type="float">
            <text:p>13,43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Nevşehir Köy</text:p>
          </table:table-cell>
          <table:table-cell table:style-name="ce7" office:value-type="float" office:value="29320" calcext:value-type="float">
            <text:p>29,32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Ulukışla</text:p>
          </table:table-cell>
          <table:table-cell table:style-name="ce7" office:value-type="float" office:value="14811" calcext:value-type="float">
            <text:p>14,81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Ürgüp</text:p>
          </table:table-cell>
          <table:table-cell table:style-name="ce7" office:value-type="float" office:value="21416" calcext:value-type="float">
            <text:p>21,416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Niğde Toplam</text:p>
          </table:table-cell>
          <table:table-cell table:style-name="ce6" table:formula="of:=SUBTOTAL(109;[.B361:.B366])" office:value-type="float" office:value="166021" calcext:value-type="float">
            <text:p>166,02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Kırşehir Merkez</text:p>
          </table:table-cell>
          <table:table-cell table:style-name="ce7" office:value-type="float" office:value="67515" calcext:value-type="float">
            <text:p>67,5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vanos</text:p>
          </table:table-cell>
          <table:table-cell table:style-name="ce7" office:value-type="float" office:value="24231" calcext:value-type="float">
            <text:p>24,23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ecidiye</text:p>
          </table:table-cell>
          <table:table-cell table:style-name="ce7" office:value-type="float" office:value="20100" calcext:value-type="float">
            <text:p>20,1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ucur</text:p>
          </table:table-cell>
          <table:table-cell table:style-name="ce7" office:value-type="float" office:value="14992" calcext:value-type="float">
            <text:p>14,99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Kırşehir Toplam</text:p>
          </table:table-cell>
          <table:table-cell table:style-name="ce6" table:formula="of:=SUBTOTAL(109;[.B368:.B371])" office:value-type="float" office:value="126838" calcext:value-type="float">
            <text:p>126,8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Yozgat Merkez</text:p>
          </table:table-cell>
          <table:table-cell table:style-name="ce7" office:value-type="float" office:value="10482" calcext:value-type="float">
            <text:p>10,48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58" calcext:value-type="float">
            <text:p>458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Yozgat Merkez Köy</text:p>
          </table:table-cell>
          <table:table-cell table:style-name="ce7" office:value-type="float" office:value="58941" calcext:value-type="float">
            <text:p>58,94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95" calcext:value-type="float">
            <text:p>2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kdağmadeni</text:p>
          </table:table-cell>
          <table:table-cell table:style-name="ce7" office:value-type="float" office:value="37455" calcext:value-type="float">
            <text:p>37,45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8" calcext:value-type="float">
            <text:p>558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oğazlıyan</text:p>
          </table:table-cell>
          <table:table-cell table:style-name="ce7" office:value-type="float" office:value="54617" calcext:value-type="float">
            <text:p>54,617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2296" calcext:value-type="float">
            <text:p>2,296</text:p>
          </table:table-cell>
          <table:table-cell table:style-name="ce9" office:value-type="float" office:value="123" calcext:value-type="float">
            <text:p>12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Sorgun</text:p>
          </table:table-cell>
          <table:table-cell table:style-name="ce7" office:value-type="float" office:value="43805" calcext:value-type="float">
            <text:p>43,80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Yozgat Toplam</text:p>
          </table:table-cell>
          <table:table-cell table:style-name="ce6" table:formula="of:=SUBTOTAL(109;[.B373:.B377])" office:value-type="float" office:value="205300" calcext:value-type="float">
            <text:p>205,300</text:p>
          </table:table-cell>
          <table:table-cell table:style-name="ce8" table:formula="of:=SUBTOTAL(109;[.C373:.C377])" office:value-type="float" office:value="157" calcext:value-type="float">
            <text:p>157</text:p>
          </table:table-cell>
          <table:table-cell table:style-name="ce8" table:formula="of:=SUBTOTAL(109;[.D373:.D377])" office:value-type="float" office:value="29" calcext:value-type="float">
            <text:p>29</text:p>
          </table:table-cell>
          <table:table-cell table:style-name="ce8" table:formula="of:=SUBTOTAL(109;[.E373:.E377])" office:value-type="float" office:value="56" calcext:value-type="float">
            <text:p>56</text:p>
          </table:table-cell>
          <table:table-cell table:style-name="ce6" office:value-type="float" office:value="3795" calcext:value-type="float">
            <text:p>3,795</text:p>
          </table:table-cell>
          <table:table-cell table:style-name="ce8" table:formula="of:=SUBTOTAL(109;[.G373:.G377])" office:value-type="float" office:value="137" calcext:value-type="float">
            <text:p>137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Çankırı Merkez</text:p>
          </table:table-cell>
          <table:table-cell table:style-name="ce7" office:value-type="float" office:value="73608" calcext:value-type="float">
            <text:p>73,60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Çerkeş</text:p>
          </table:table-cell>
          <table:table-cell table:style-name="ce7" office:value-type="float" office:value="49029" calcext:value-type="float">
            <text:p>49,02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Ilgaz</text:p>
          </table:table-cell>
          <table:table-cell table:style-name="ce7" office:value-type="float" office:value="34557" calcext:value-type="float">
            <text:p>34,55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Çankırı Toplam</text:p>
          </table:table-cell>
          <table:table-cell table:style-name="ce6" table:formula="of:=SUBTOTAL(109;[.B379:.B381])" office:value-type="float" office:value="157194" calcext:value-type="float">
            <text:p>157,19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Çorum Merkez</text:p>
          </table:table-cell>
          <table:table-cell table:style-name="ce7" office:value-type="float" office:value="19644" calcext:value-type="float">
            <text:p>19,64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Çorum Merkez Köy</text:p>
          </table:table-cell>
          <table:table-cell table:style-name="ce7" office:value-type="float" office:value="41204" calcext:value-type="float">
            <text:p>41,20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Hüseynabat</text:p>
          </table:table-cell>
          <table:table-cell table:style-name="ce7" office:value-type="float" office:value="26908" calcext:value-type="float">
            <text:p>26,90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İskilip Merkez</text:p>
          </table:table-cell>
          <table:table-cell table:style-name="ce7" office:value-type="float" office:value="10301" calcext:value-type="float">
            <text:p>10,30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İskilip Köy</text:p>
          </table:table-cell>
          <table:table-cell table:style-name="ce7" office:value-type="float" office:value="43459" calcext:value-type="float">
            <text:p>43,45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Mecitözü</text:p>
          </table:table-cell>
          <table:table-cell table:style-name="ce7" office:value-type="float" office:value="36650" calcext:value-type="float">
            <text:p>36,650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Osmancık</text:p>
          </table:table-cell>
          <table:table-cell table:style-name="ce7" office:value-type="float" office:value="29197" calcext:value-type="float">
            <text:p>29,19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Sungurlu</text:p>
          </table:table-cell>
          <table:table-cell table:style-name="ce7" office:value-type="float" office:value="40359" calcext:value-type="float">
            <text:p>40,35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Çorum Toplam</text:p>
          </table:table-cell>
          <table:table-cell table:style-name="ce6" table:formula="of:=SUBTOTAL(109;[.B383:.B390])" office:value-type="float" office:value="247722" calcext:value-type="float">
            <text:p>247,72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BTOTAL(109;[.F383:.F390])" office:value-type="float" office:value="162" calcext:value-type="float">
            <text:p>16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masya Merkez</text:p>
          </table:table-cell>
          <table:table-cell table:style-name="ce7" office:value-type="float" office:value="12299" calcext:value-type="float">
            <text:p>12,29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34" calcext:value-type="float">
            <text:p>434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masya Merkez Köy</text:p>
          </table:table-cell>
          <table:table-cell table:style-name="ce7" office:value-type="float" office:value="47629" calcext:value-type="float">
            <text:p>47,62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ümüşhacıköy</text:p>
          </table:table-cell>
          <table:table-cell table:style-name="ce7" office:value-type="float" office:value="25931" calcext:value-type="float">
            <text:p>25,93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Merzifon Merkez</text:p>
          </table:table-cell>
          <table:table-cell table:style-name="ce7" office:value-type="float" office:value="11193" calcext:value-type="float">
            <text:p>11,19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Merzifon Köy</text:p>
          </table:table-cell>
          <table:table-cell table:style-name="ce7" office:value-type="float" office:value="16793" calcext:value-type="float">
            <text:p>16,79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Amasya Toplam</text:p>
          </table:table-cell>
          <table:table-cell table:style-name="ce6" table:formula="of:=SUBTOTAL(109;[.B392:.B396])" office:value-type="float" office:value="113845" calcext:value-type="float">
            <text:p>113,84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9" calcext:value-type="float">
            <text:p>39</text:p>
          </table:table-cell>
          <table:table-cell table:style-name="ce8" table:formula="of:=SUBTOTAL(109;[.F392:.F396])" office:value-type="float" office:value="777" calcext:value-type="float">
            <text:p>777</text:p>
          </table:table-cell>
          <table:table-cell table:style-name="ce8" table:formula="of:=SUBTOTAL(109;[.G392:.G396])" office:value-type="float" office:value="190" calcext:value-type="float">
            <text:p>19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Tokat Merkez</text:p>
          </table:table-cell>
          <table:table-cell table:style-name="ce7" office:value-type="float" office:value="21465" calcext:value-type="float">
            <text:p>21,46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Tokat Merkez Köy</text:p>
          </table:table-cell>
          <table:table-cell table:style-name="ce7" office:value-type="float" office:value="55286" calcext:value-type="float">
            <text:p>55,28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rtıkova</text:p>
          </table:table-cell>
          <table:table-cell table:style-name="ce7" office:value-type="float" office:value="21849" calcext:value-type="float">
            <text:p>21,849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Erbea</text:p>
          </table:table-cell>
          <table:table-cell table:style-name="ce7" office:value-type="float" office:value="53785" calcext:value-type="float">
            <text:p>53,78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Niksar</text:p>
          </table:table-cell>
          <table:table-cell table:style-name="ce7" office:value-type="float" office:value="28556" calcext:value-type="float">
            <text:p>28,55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Reşadiye</text:p>
          </table:table-cell>
          <table:table-cell table:style-name="ce7" office:value-type="float" office:value="27483" calcext:value-type="float">
            <text:p>27,48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Zile Merkez</text:p>
          </table:table-cell>
          <table:table-cell table:style-name="ce7" office:value-type="float" office:value="15304" calcext:value-type="float">
            <text:p>15,304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8" calcext:value-type="float">
            <text:p>2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Zile Köy</text:p>
          </table:table-cell>
          <table:table-cell table:style-name="ce7" office:value-type="float" office:value="38075" calcext:value-type="float">
            <text:p>38,07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Tokat Toplam</text:p>
          </table:table-cell>
          <table:table-cell table:style-name="ce6" table:formula="of:=SUBTOTAL(109;[.B398:.B405])" office:value-type="float" office:value="261803" calcext:value-type="float">
            <text:p>261,803</text:p>
          </table:table-cell>
          <table:table-cell table:style-name="ce8" table:formula="of:=SUBTOTAL(109;[.C398:.C405])" office:value-type="float" office:value="39" calcext:value-type="float">
            <text:p>3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1032" calcext:value-type="float">
            <text:p>1,032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Kayseri Merkez</text:p>
          </table:table-cell>
          <table:table-cell table:style-name="ce7" office:value-type="float" office:value="37389" calcext:value-type="float">
            <text:p>37,389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1277" calcext:value-type="float">
            <text:p>1,277</text:p>
          </table:table-cell>
          <table:table-cell table:style-name="ce9" office:value-type="float" office:value="260" calcext:value-type="float">
            <text:p>26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ayseri Merkez Köy</text:p>
          </table:table-cell>
          <table:table-cell table:style-name="ce7" office:value-type="float" office:value="60135" calcext:value-type="float">
            <text:p>60,13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ünyan</text:p>
          </table:table-cell>
          <table:table-cell table:style-name="ce7" office:value-type="float" office:value="37371" calcext:value-type="float">
            <text:p>37,37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Develi</text:p>
          </table:table-cell>
          <table:table-cell table:style-name="ce7" office:value-type="float" office:value="50004" calcext:value-type="float">
            <text:p>50,004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İncesu</text:p>
          </table:table-cell>
          <table:table-cell table:style-name="ce7" office:value-type="float" office:value="17707" calcext:value-type="float">
            <text:p>17,70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Pınarbaşı</text:p>
          </table:table-cell>
          <table:table-cell table:style-name="ce7" office:value-type="float" office:value="45510" calcext:value-type="float">
            <text:p>45,51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Kayseri Toplam</text:p>
          </table:table-cell>
          <table:table-cell table:style-name="ce6" table:formula="of:=SUBTOTAL(109;[.B407:.B412])" office:value-type="float" office:value="248116" calcext:value-type="float">
            <text:p>248,116</text:p>
          </table:table-cell>
          <table:table-cell table:style-name="ce8" table:formula="of:=SUBTOTAL(109;[.C407:.C412])" office:value-type="float" office:value="300" calcext:value-type="float">
            <text:p>300</text:p>
          </table:table-cell>
          <table:table-cell table:style-name="ce8" table:formula="of:=SUBTOTAL(109;[.D407:.D412])" office:value-type="float" office:value="261" calcext:value-type="float">
            <text:p>261</text:p>
          </table:table-cell>
          <table:table-cell table:style-name="ce8" table:formula="of:=SUBTOTAL(109;[.E407:.E412])" office:value-type="float" office:value="302" calcext:value-type="float">
            <text:p>302</text:p>
          </table:table-cell>
          <table:table-cell table:style-name="ce6" office:value-type="float" office:value="1978" calcext:value-type="float">
            <text:p>1,978</text:p>
          </table:table-cell>
          <table:table-cell table:style-name="ce8" table:formula="of:=SUBTOTAL(109;[.G407:.G412])" office:value-type="float" office:value="389" calcext:value-type="float">
            <text:p>38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Sivas Merkez</text:p>
          </table:table-cell>
          <table:table-cell table:style-name="ce7" office:value-type="float" office:value="27059" calcext:value-type="float">
            <text:p>27,059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3" calcext:value-type="float">
            <text:p>83</text:p>
          </table:table-cell>
          <table:table-cell table:style-name="ce7" office:value-type="float" office:value="1086" calcext:value-type="float">
            <text:p>1,086</text:p>
          </table:table-cell>
          <table:table-cell table:style-name="ce9" office:value-type="float" office:value="194" calcext:value-type="float">
            <text:p>19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Sivas Merkez Köy</text:p>
          </table:table-cell>
          <table:table-cell table:style-name="ce7" office:value-type="float" office:value="27760" calcext:value-type="float">
            <text:p>27,76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146" calcext:value-type="float">
            <text:p>146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Darende</text:p>
          </table:table-cell>
          <table:table-cell table:style-name="ce7" office:value-type="float" office:value="22880" calcext:value-type="float">
            <text:p>22,88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Divriği</text:p>
          </table:table-cell>
          <table:table-cell table:style-name="ce7" office:value-type="float" office:value="25091" calcext:value-type="float">
            <text:p>25,09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ürün</text:p>
          </table:table-cell>
          <table:table-cell table:style-name="ce7" office:value-type="float" office:value="18649" calcext:value-type="float">
            <text:p>18,6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Hafik</text:p>
          </table:table-cell>
          <table:table-cell table:style-name="ce7" office:value-type="float" office:value="37585" calcext:value-type="float">
            <text:p>37,58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333" calcext:value-type="float">
            <text:p>33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angal</text:p>
          </table:table-cell>
          <table:table-cell table:style-name="ce7" office:value-type="float" office:value="32848" calcext:value-type="float">
            <text:p>32,84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4" calcext:value-type="float">
            <text:p>40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Şarkışla</text:p>
          </table:table-cell>
          <table:table-cell table:style-name="ce7" office:value-type="float" office:value="49221" calcext:value-type="float">
            <text:p>49,22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819" calcext:value-type="float">
            <text:p>81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Yıldızeli</text:p>
          </table:table-cell>
          <table:table-cell table:style-name="ce7" office:value-type="float" office:value="36503" calcext:value-type="float">
            <text:p>36,503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Zara</text:p>
          </table:table-cell>
          <table:table-cell table:style-name="ce7" office:value-type="float" office:value="47580" calcext:value-type="float">
            <text:p>47,58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157" calcext:value-type="float">
            <text:p>15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Sivas Toplam</text:p>
          </table:table-cell>
          <table:table-cell table:style-name="ce6" table:formula="of:=SUBTOTAL(109;[.B414:.B423])" office:value-type="float" office:value="325176" calcext:value-type="float">
            <text:p>325,176</text:p>
          </table:table-cell>
          <table:table-cell table:style-name="ce8" table:formula="of:=SUBTOTAL(109;[.C414:.C423])" office:value-type="float" office:value="135" calcext:value-type="float">
            <text:p>135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SUBTOTAL(109;[.E414:.E423])" office:value-type="float" office:value="200" calcext:value-type="float">
            <text:p>200</text:p>
          </table:table-cell>
          <table:table-cell table:style-name="ce6" office:value-type="float" office:value="3477" calcext:value-type="float">
            <text:p>3,477</text:p>
          </table:table-cell>
          <table:table-cell table:style-name="ce8" table:formula="of:=SUBTOTAL(109;[.G414:.G423])" office:value-type="float" office:value="529" calcext:value-type="float">
            <text:p>5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6374"/>
        </table:table-row>
        <table:table-row table:style-name="ro2">
          <table:table-cell table:style-name="ce2" office:value-type="string" calcext:value-type="string">
            <text:p>Edirne Merkez</text:p>
          </table:table-cell>
          <table:table-cell table:style-name="ce7" office:value-type="float" office:value="28183" calcext:value-type="float">
            <text:p>28,183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03" calcext:value-type="float">
            <text:p>30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115" calcext:value-type="float">
            <text:p>115</text:p>
          </table:table-cell>
          <table:table-cell table:style-name="ce7" office:value-type="float" office:value="5697" calcext:value-type="float">
            <text:p>5,69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Edirne Merkez Köy</text:p>
          </table:table-cell>
          <table:table-cell table:style-name="ce7" office:value-type="float" office:value="33733" calcext:value-type="float">
            <text:p>33,73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avaklı</text:p>
          </table:table-cell>
          <table:table-cell table:style-name="ce7" office:value-type="float" office:value="12395" calcext:value-type="float">
            <text:p>12,39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eşan</text:p>
          </table:table-cell>
          <table:table-cell table:style-name="ce7" office:value-type="float" office:value="36056" calcext:value-type="float">
            <text:p>36,05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Uzunköprü</text:p>
          </table:table-cell>
          <table:table-cell table:style-name="ce7" office:value-type="float" office:value="33652" calcext:value-type="float">
            <text:p>33,65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60" calcext:value-type="float">
            <text:p>36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Edirne Toplam</text:p>
          </table:table-cell>
          <table:table-cell table:style-name="ce6" table:formula="of:=SUBTOTAL(109;[.B425:.B429])" office:value-type="float" office:value="144019" calcext:value-type="float">
            <text:p>144,019</text:p>
          </table:table-cell>
          <table:table-cell table:style-name="ce8" table:formula="of:=SUBTOTAL(109;[.C425:.C429])" office:value-type="float" office:value="155" calcext:value-type="float">
            <text:p>15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SUBTOTAL(109;[.E425:.E429])" office:value-type="float" office:value="341" calcext:value-type="float">
            <text:p>341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22" calcext:value-type="float">
            <text:p>122</text:p>
          </table:table-cell>
          <table:table-cell table:style-name="ce6" office:value-type="float" office:value="6098" calcext:value-type="float">
            <text:p>6,09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ırklareli Merkez</text:p>
          </table:table-cell>
          <table:table-cell table:style-name="ce7" office:value-type="float" office:value="11934" calcext:value-type="float">
            <text:p>11,93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662" calcext:value-type="float">
            <text:p>66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ırklareli Merkez Köy</text:p>
          </table:table-cell>
          <table:table-cell table:style-name="ce7" office:value-type="float" office:value="34547" calcext:value-type="float">
            <text:p>34,54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abaeski</text:p>
          </table:table-cell>
          <table:table-cell table:style-name="ce7" office:value-type="float" office:value="20660" calcext:value-type="float">
            <text:p>20,660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Demirköy</text:p>
          </table:table-cell>
          <table:table-cell table:style-name="ce7" office:value-type="float" office:value="3399" calcext:value-type="float">
            <text:p>3,39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Lüleburgaz</text:p>
          </table:table-cell>
          <table:table-cell table:style-name="ce7" office:value-type="float" office:value="21488" calcext:value-type="float">
            <text:p>21,48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Vize</text:p>
          </table:table-cell>
          <table:table-cell table:style-name="ce7" office:value-type="float" office:value="15630" calcext:value-type="float">
            <text:p>15,63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Kırklareli Toplam</text:p>
          </table:table-cell>
          <table:table-cell table:style-name="ce6" table:formula="of:=SUBTOTAL(109;[.B431:.B436])" office:value-type="float" office:value="107658" calcext:value-type="float">
            <text:p>107,658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SUBTOTAL(109;[.E431:.E436])" office:value-type="float" office:value="109" calcext:value-type="float">
            <text:p>109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BTOTAL(109;[.G431:.G436])" office:value-type="float" office:value="157" calcext:value-type="float">
            <text:p>157</text:p>
          </table:table-cell>
          <table:table-cell table:style-name="ce8" table:formula="of:=SUBTOTAL(109;[.H431:.H436])" office:value-type="float" office:value="978" calcext:value-type="float">
            <text:p>978</text:p>
          </table:table-cell>
          <table:table-cell table:style-name="ce8" table:formula="of:=SUBTOTAL(109;[.I431:.I436])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Tekirdağ Merkez</text:p>
          </table:table-cell>
          <table:table-cell table:style-name="ce7" office:value-type="float" office:value="13512" calcext:value-type="float">
            <text:p>13,512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884" calcext:value-type="float">
            <text:p>88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Tekirdağ Merkez Köy</text:p>
          </table:table-cell>
          <table:table-cell table:style-name="ce7" office:value-type="float" office:value="19178" calcext:value-type="float">
            <text:p>19,17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Çorlu</text:p>
          </table:table-cell>
          <table:table-cell table:style-name="ce7" office:value-type="float" office:value="18829" calcext:value-type="float">
            <text:p>18,829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92" calcext:value-type="float">
            <text:p>59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Hayrabolu</text:p>
          </table:table-cell>
          <table:table-cell table:style-name="ce7" office:value-type="float" office:value="21329" calcext:value-type="float">
            <text:p>21,32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Malkara</text:p>
          </table:table-cell>
          <table:table-cell table:style-name="ce7" office:value-type="float" office:value="26065" calcext:value-type="float">
            <text:p>26,06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Saray</text:p>
          </table:table-cell>
          <table:table-cell table:style-name="ce7" office:value-type="float" office:value="18783" calcext:value-type="float">
            <text:p>18,78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Şarköy</text:p>
          </table:table-cell>
          <table:table-cell table:style-name="ce7" office:value-type="float" office:value="12006" calcext:value-type="float">
            <text:p>12,00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Tekirdağ Toplam</text:p>
          </table:table-cell>
          <table:table-cell table:style-name="ce6" table:formula="of:=SUBTOTAL(109;[.B438:.B444])" office:value-type="float" office:value="129702" calcext:value-type="float">
            <text:p>129,702</text:p>
          </table:table-cell>
          <table:table-cell table:style-name="ce8" table:formula="of:=SUBTOTAL(109;[.C438:.C444])" office:value-type="float" office:value="47" calcext:value-type="float">
            <text:p>47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BTOTAL(109;[.E438:.E444])" office:value-type="float" office:value="82" calcext:value-type="float">
            <text:p>82</text:p>
          </table:table-cell>
          <table:table-cell table:style-name="ce8" table:formula="of:=SUBTOTAL(109;[.F438:.F444])" office:value-type="float" office:value="73" calcext:value-type="float">
            <text:p>73</text:p>
          </table:table-cell>
          <table:table-cell table:style-name="ce8" office:value-type="float" office:value="48" calcext:value-type="float">
            <text:p>48</text:p>
          </table:table-cell>
          <table:table-cell table:style-name="ce6" office:value-type="float" office:value="1481" calcext:value-type="float">
            <text:p>1,48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İzmit Merkez</text:p>
          </table:table-cell>
          <table:table-cell table:style-name="ce7" office:value-type="float" office:value="15192" calcext:value-type="float">
            <text:p>15,19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İzmit Köy</text:p>
          </table:table-cell>
          <table:table-cell table:style-name="ce7" office:value-type="float" office:value="40668" calcext:value-type="float">
            <text:p>40,66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dapazarı Merkez</text:p>
          </table:table-cell>
          <table:table-cell table:style-name="ce7" office:value-type="float" office:value="22522" calcext:value-type="float">
            <text:p>22,522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dapazarı Köy</text:p>
          </table:table-cell>
          <table:table-cell table:style-name="ce7" office:value-type="float" office:value="60546" calcext:value-type="float">
            <text:p>60,54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ebze</text:p>
          </table:table-cell>
          <table:table-cell table:style-name="ce7" office:value-type="float" office:value="26000" calcext:value-type="float">
            <text:p>26,00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eyve</text:p>
          </table:table-cell>
          <table:table-cell table:style-name="ce7" office:value-type="float" office:value="30644" calcext:value-type="float">
            <text:p>30,644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Hendek</text:p>
          </table:table-cell>
          <table:table-cell table:style-name="ce7" office:value-type="float" office:value="24563" calcext:value-type="float">
            <text:p>24,5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andıra</text:p>
          </table:table-cell>
          <table:table-cell table:style-name="ce7" office:value-type="float" office:value="41074" calcext:value-type="float">
            <text:p>41,0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aramürsel</text:p>
          </table:table-cell>
          <table:table-cell table:style-name="ce7" office:value-type="float" office:value="25319" calcext:value-type="float">
            <text:p>25,31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Kocaeli Toplam</text:p>
          </table:table-cell>
          <table:table-cell table:style-name="ce6" table:formula="of:=SUBTOTAL(109;[.B446:.B454])" office:value-type="float" office:value="286528" calcext:value-type="float">
            <text:p>286,52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Zonguldak Merkez</text:p>
          </table:table-cell>
          <table:table-cell table:style-name="ce7" office:value-type="float" office:value="11530" calcext:value-type="float">
            <text:p>11,530</text:p>
          </table:table-cell>
          <table:table-cell table:style-name="ce9" office:value-type="float" office:value="366" calcext:value-type="float">
            <text:p>3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Zonguldak Merkez Köy</text:p>
          </table:table-cell>
          <table:table-cell table:style-name="ce7" office:value-type="float" office:value="33211" calcext:value-type="float">
            <text:p>33,21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artın</text:p>
          </table:table-cell>
          <table:table-cell table:style-name="ce7" office:value-type="float" office:value="64126" calcext:value-type="float">
            <text:p>64,12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Devrek</text:p>
          </table:table-cell>
          <table:table-cell table:style-name="ce7" office:value-type="float" office:value="57290" calcext:value-type="float">
            <text:p>57,29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Ereğli</text:p>
          </table:table-cell>
          <table:table-cell table:style-name="ce7" office:value-type="float" office:value="43085" calcext:value-type="float">
            <text:p>43,08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Safranbolu</text:p>
          </table:table-cell>
          <table:table-cell table:style-name="ce7" office:value-type="float" office:value="59087" calcext:value-type="float">
            <text:p>59,08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Zonguldak Toplam</text:p>
          </table:table-cell>
          <table:table-cell table:style-name="ce6" table:formula="of:=SUBTOTAL(109;[.B456:.B461])" office:value-type="float" office:value="268329" calcext:value-type="float">
            <text:p>268,329</text:p>
          </table:table-cell>
          <table:table-cell table:style-name="ce8" table:formula="of:=SUBTOTAL(109;[.C456:.C461])" office:value-type="float" office:value="473" calcext:value-type="float">
            <text:p>47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stamonu Merkez</text:p>
          </table:table-cell>
          <table:table-cell table:style-name="ce7" office:value-type="float" office:value="14371" calcext:value-type="float">
            <text:p>14,37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Kastamonu Merkez Köy</text:p>
          </table:table-cell>
          <table:table-cell table:style-name="ce7" office:value-type="float" office:value="47793" calcext:value-type="float">
            <text:p>47,793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573" calcext:value-type="float">
            <text:p>573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raç</text:p>
          </table:table-cell>
          <table:table-cell table:style-name="ce7" office:value-type="float" office:value="38503" calcext:value-type="float">
            <text:p>38,503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Cide</text:p>
          </table:table-cell>
          <table:table-cell table:style-name="ce7" office:value-type="float" office:value="36221" calcext:value-type="float">
            <text:p>36,22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Daday</text:p>
          </table:table-cell>
          <table:table-cell table:style-name="ce7" office:value-type="float" office:value="40202" calcext:value-type="float">
            <text:p>40,20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81" calcext:value-type="float">
            <text:p>28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İnebolu</text:p>
          </table:table-cell>
          <table:table-cell table:style-name="ce7" office:value-type="float" office:value="47293" calcext:value-type="float">
            <text:p>47,29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üre</text:p>
          </table:table-cell>
          <table:table-cell table:style-name="ce7" office:value-type="float" office:value="24687" calcext:value-type="float">
            <text:p>24,68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Taşköprü</text:p>
          </table:table-cell>
          <table:table-cell table:style-name="ce7" office:value-type="float" office:value="46986" calcext:value-type="float">
            <text:p>46,986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35" calcext:value-type="float">
            <text:p>335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Tosya</text:p>
          </table:table-cell>
          <table:table-cell table:style-name="ce7" office:value-type="float" office:value="38742" calcext:value-type="float">
            <text:p>38,74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Kastamonu Toplam</text:p>
          </table:table-cell>
          <table:table-cell table:style-name="ce6" table:formula="of:=SUBTOTAL(109;[.B463:.B471])" office:value-type="float" office:value="334798" calcext:value-type="float">
            <text:p>334,798</text:p>
          </table:table-cell>
          <table:table-cell table:style-name="ce8" table:formula="of:=SUBTOTAL(109;[.C463:.C471])" office:value-type="float" office:value="169" calcext:value-type="float">
            <text:p>169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SUBTOTAL(109;[.E463:.E471])" office:value-type="float" office:value="54" calcext:value-type="float">
            <text:p>54</text:p>
          </table:table-cell>
          <table:table-cell table:style-name="ce8" table:formula="of:=SUBTOTAL(109;[.F463:.F471])" office:value-type="float" office:value="1402" calcext:value-type="float">
            <text:p>1402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inop Merkez</text:p>
          </table:table-cell>
          <table:table-cell table:style-name="ce7" office:value-type="float" office:value="32218" calcext:value-type="float">
            <text:p>32,21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yancık</text:p>
          </table:table-cell>
          <table:table-cell table:style-name="ce7" office:value-type="float" office:value="44048" calcext:value-type="float">
            <text:p>44,048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oyabat</text:p>
          </table:table-cell>
          <table:table-cell table:style-name="ce7" office:value-type="float" office:value="59138" calcext:value-type="float">
            <text:p>59,138</text:p>
          </table:table-cell>
          <table:table-cell table:style-name="ce9" office:value-type="float" office:value="256" calcext:value-type="float">
            <text:p>25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erze</text:p>
          </table:table-cell>
          <table:table-cell table:style-name="ce7" office:value-type="float" office:value="33516" calcext:value-type="float">
            <text:p>33,51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Sinop Toplam</text:p>
          </table:table-cell>
          <table:table-cell table:style-name="ce6" table:formula="of:=SUBTOTAL(109;[.B473:.B476])" office:value-type="float" office:value="168920" calcext:value-type="float">
            <text:p>168,920</text:p>
          </table:table-cell>
          <table:table-cell table:style-name="ce8" table:formula="of:=SUBTOTAL(109;[.C473:.C476])" office:value-type="float" office:value="283" calcext:value-type="float">
            <text:p>283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table:formula="of:=SUBTOTAL(109;[.F473:.F476])" office:value-type="float" office:value="650" calcext:value-type="float">
            <text:p>65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amsun Merkez</text:p>
          </table:table-cell>
          <table:table-cell table:style-name="ce7" office:value-type="float" office:value="29859" calcext:value-type="float">
            <text:p>29,859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Samsun Merkez Köy</text:p>
          </table:table-cell>
          <table:table-cell table:style-name="ce7" office:value-type="float" office:value="45662" calcext:value-type="float">
            <text:p>45,66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afra</text:p>
          </table:table-cell>
          <table:table-cell table:style-name="ce7" office:value-type="float" office:value="58622" calcext:value-type="float">
            <text:p>58,62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Çarşamba</text:p>
          </table:table-cell>
          <table:table-cell table:style-name="ce7" office:value-type="float" office:value="45279" calcext:value-type="float">
            <text:p>45,27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Havza</text:p>
          </table:table-cell>
          <table:table-cell table:style-name="ce7" office:value-type="float" office:value="37993" calcext:value-type="float">
            <text:p>37,99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Terme</text:p>
          </table:table-cell>
          <table:table-cell table:style-name="ce7" office:value-type="float" office:value="21365" calcext:value-type="float">
            <text:p>21,36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Vezirköprü</text:p>
          </table:table-cell>
          <table:table-cell table:style-name="ce7" office:value-type="float" office:value="34614" calcext:value-type="float">
            <text:p>34,61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Samsun Toplam</text:p>
          </table:table-cell>
          <table:table-cell table:style-name="ce6" table:formula="of:=SUBTOTAL(109;[.B478:.B484])" office:value-type="float" office:value="273394" calcext:value-type="float">
            <text:p>273,394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formula="of:=SUBTOTAL(109;[.E478:.E484])" office:value-type="float" office:value="109" calcext:value-type="float">
            <text:p>109</text:p>
          </table:table-cell>
          <table:table-cell table:style-name="ce8" table:formula="of:=SUBTOTAL(109;[.F478:.F484])" office:value-type="float" office:value="183" calcext:value-type="float">
            <text:p>183</text:p>
          </table:table-cell>
          <table:table-cell table:style-name="ce8" table:formula="of:=SUBTOTAL(109;[.G478:.G484])" office:value-type="float" office:value="82" calcext:value-type="float">
            <text:p>82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Ordu Merkez</text:p>
          </table:table-cell>
          <table:table-cell table:style-name="ce7" office:value-type="float" office:value="113719" calcext:value-type="float">
            <text:p>113,71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Fatsa</text:p>
          </table:table-cell>
          <table:table-cell table:style-name="ce7" office:value-type="float" office:value="38054" calcext:value-type="float">
            <text:p>38,05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Ünye</text:p>
          </table:table-cell>
          <table:table-cell table:style-name="ce7" office:value-type="float" office:value="50310" calcext:value-type="float">
            <text:p>50,3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Ordu Toplam</text:p>
          </table:table-cell>
          <table:table-cell table:style-name="ce6" table:formula="of:=SUBTOTAL(109;[.B486:.B488])" office:value-type="float" office:value="202083" calcext:value-type="float">
            <text:p>202,08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iresun Merkez</text:p>
          </table:table-cell>
          <table:table-cell table:style-name="ce7" office:value-type="float" office:value="11755" calcext:value-type="float">
            <text:p>11,75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iresun Merkez Köy</text:p>
          </table:table-cell>
          <table:table-cell table:style-name="ce7" office:value-type="float" office:value="81188" calcext:value-type="float">
            <text:p>81,188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Görele</text:p>
          </table:table-cell>
          <table:table-cell table:style-name="ce7" office:value-type="float" office:value="36963" calcext:value-type="float">
            <text:p>36,96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Tirebolu</text:p>
          </table:table-cell>
          <table:table-cell table:style-name="ce7" office:value-type="float" office:value="35061" calcext:value-type="float">
            <text:p>35,06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Giresun Toplam</text:p>
          </table:table-cell>
          <table:table-cell table:style-name="ce6" table:formula="of:=SUBTOTAL(109;[.B490:.B493])" office:value-type="float" office:value="164967" calcext:value-type="float">
            <text:p>164,967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Trabzon Merkez</text:p>
          </table:table-cell>
          <table:table-cell table:style-name="ce7" office:value-type="float" office:value="24282" calcext:value-type="float">
            <text:p>24,282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Trabzon Merkez Köy</text:p>
          </table:table-cell>
          <table:table-cell table:style-name="ce7" office:value-type="float" office:value="36097" calcext:value-type="float">
            <text:p>36,09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kçaabat</text:p>
          </table:table-cell>
          <table:table-cell table:style-name="ce7" office:value-type="float" office:value="41537" calcext:value-type="float">
            <text:p>41,53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Maçka</text:p>
          </table:table-cell>
          <table:table-cell table:style-name="ce7" office:value-type="float" office:value="19236" calcext:value-type="float">
            <text:p>19,23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Of</text:p>
          </table:table-cell>
          <table:table-cell table:style-name="ce7" office:value-type="float" office:value="63558" calcext:value-type="float">
            <text:p>63,55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Sürmene</text:p>
          </table:table-cell>
          <table:table-cell table:style-name="ce7" office:value-type="float" office:value="57643" calcext:value-type="float">
            <text:p>57,64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Vakfıkebir</text:p>
          </table:table-cell>
          <table:table-cell table:style-name="ce7" office:value-type="float" office:value="47643" calcext:value-type="float">
            <text:p>47,643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Trabzon Toplam</text:p>
          </table:table-cell>
          <table:table-cell table:style-name="ce6" table:formula="of:=SUBTOTAL(109;[.B495:.B501])" office:value-type="float" office:value="289996" calcext:value-type="float">
            <text:p>289,996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Rize Merkez</text:p>
          </table:table-cell>
          <table:table-cell table:style-name="ce7" office:value-type="float" office:value="13876" calcext:value-type="float">
            <text:p>13,87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Rize Merkez Köy</text:p>
          </table:table-cell>
          <table:table-cell table:style-name="ce7" office:value-type="float" office:value="85145" calcext:value-type="float">
            <text:p>85,14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Pazar</text:p>
          </table:table-cell>
          <table:table-cell table:style-name="ce7" office:value-type="float" office:value="41549" calcext:value-type="float">
            <text:p>41,54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Hopa</text:p>
          </table:table-cell>
          <table:table-cell table:style-name="ce7" office:value-type="float" office:value="31077" calcext:value-type="float">
            <text:p>31,0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Rize Toplam</text:p>
          </table:table-cell>
          <table:table-cell table:style-name="ce6" table:formula="of:=SUBTOTAL(109;[.B503:.B506])" office:value-type="float" office:value="171647" calcext:value-type="float">
            <text:p>171,64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rtvin Merkez</text:p>
          </table:table-cell>
          <table:table-cell table:style-name="ce7" office:value-type="float" office:value="35267" calcext:value-type="float">
            <text:p>35,26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Şavşat</text:p>
          </table:table-cell>
          <table:table-cell table:style-name="ce7" office:value-type="float" office:value="28354" calcext:value-type="float">
            <text:p>28,35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Yusufeli</text:p>
          </table:table-cell>
          <table:table-cell table:style-name="ce7" office:value-type="float" office:value="26390" calcext:value-type="float">
            <text:p>26,39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Artvin Toplam</text:p>
          </table:table-cell>
          <table:table-cell table:style-name="ce6" table:formula="of:=SUBTOTAL(109;[.B508:.B510])" office:value-type="float" office:value="90011" calcext:value-type="float">
            <text:p>90,0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İstanbul Merkez</text:p>
          </table:table-cell>
          <table:table-cell table:style-name="ce7" office:value-type="float" office:value="191039" calcext:value-type="float">
            <text:p>191,039</text:p>
          </table:table-cell>
          <table:table-cell table:style-name="ce9" office:value-type="float" office:value="723" calcext:value-type="float">
            <text:p>723</text:p>
          </table:table-cell>
          <table:table-cell table:style-name="ce9" office:value-type="float" office:value="384" calcext:value-type="float">
            <text:p>384</text:p>
          </table:table-cell>
          <table:table-cell table:style-name="ce7" office:value-type="float" office:value="19137" calcext:value-type="float">
            <text:p>19,137</text:p>
          </table:table-cell>
          <table:table-cell table:style-name="ce7" office:value-type="float" office:value="18545" calcext:value-type="float">
            <text:p>18,545</text:p>
          </table:table-cell>
          <table:table-cell table:style-name="ce7" office:value-type="float" office:value="6296" calcext:value-type="float">
            <text:p>6,296</text:p>
          </table:table-cell>
          <table:table-cell table:style-name="ce7" office:value-type="float" office:value="9600" calcext:value-type="float">
            <text:p>9,600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89" calcext:value-type="float">
            <text:p>89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Adalar</text:p>
          </table:table-cell>
          <table:table-cell table:style-name="ce7" office:value-type="float" office:value="4052" calcext:value-type="float">
            <text:p>4,05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41" calcext:value-type="float">
            <text:p>41</text:p>
          </table:table-cell>
          <table:table-cell table:style-name="ce7" office:value-type="float" office:value="6039" calcext:value-type="float">
            <text:p>6,039</text:p>
          </table:table-cell>
          <table:table-cell table:style-name="ce7" office:value-type="float" office:value="1014" calcext:value-type="float">
            <text:p>1,014</text:p>
          </table:table-cell>
          <table:table-cell table:style-name="ce9" office:value-type="float" office:value="464" calcext:value-type="float">
            <text:p>464</text:p>
          </table:table-cell>
          <table:table-cell table:style-name="ce9" office:value-type="float" office:value="274" calcext:value-type="float">
            <text:p>274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akırköy Merkez</text:p>
          </table:table-cell>
          <table:table-cell table:style-name="ce7" office:value-type="float" office:value="8826" calcext:value-type="float">
            <text:p>8,826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36" calcext:value-type="float">
            <text:p>36</text:p>
          </table:table-cell>
          <table:table-cell table:style-name="ce7" office:value-type="float" office:value="1925" calcext:value-type="float">
            <text:p>1,925</text:p>
          </table:table-cell>
          <table:table-cell table:style-name="ce7" office:value-type="float" office:value="1117" calcext:value-type="float">
            <text:p>1,117</text:p>
          </table:table-cell>
          <table:table-cell table:style-name="ce7" office:value-type="float" office:value="1111" calcext:value-type="float">
            <text:p>1,111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akırköy Köy</text:p>
          </table:table-cell>
          <table:table-cell table:style-name="ce7" office:value-type="float" office:value="8114" calcext:value-type="float">
            <text:p>8,114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885" calcext:value-type="float">
            <text:p>885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eyoğlu Merkez</text:p>
          </table:table-cell>
          <table:table-cell table:style-name="ce7" office:value-type="float" office:value="145140" calcext:value-type="float">
            <text:p>145,140</text:p>
          </table:table-cell>
          <table:table-cell table:style-name="ce7" office:value-type="float" office:value="19793" calcext:value-type="float">
            <text:p>19,793</text:p>
          </table:table-cell>
          <table:table-cell table:style-name="ce7" office:value-type="float" office:value="3384" calcext:value-type="float">
            <text:p>3,384</text:p>
          </table:table-cell>
          <table:table-cell table:style-name="ce7" office:value-type="float" office:value="63284" calcext:value-type="float">
            <text:p>63,284</text:p>
          </table:table-cell>
          <table:table-cell table:style-name="ce7" office:value-type="float" office:value="23517" calcext:value-type="float">
            <text:p>23,517</text:p>
          </table:table-cell>
          <table:table-cell table:style-name="ce7" office:value-type="float" office:value="6059" calcext:value-type="float">
            <text:p>6,059</text:p>
          </table:table-cell>
          <table:table-cell table:style-name="ce7" office:value-type="float" office:value="32277" calcext:value-type="float">
            <text:p>32,277</text:p>
          </table:table-cell>
          <table:table-cell table:style-name="ce9" office:value-type="float" office:value="866" calcext:value-type="float">
            <text:p>866</text:p>
          </table:table-cell>
          <table:table-cell table:style-name="ce9" office:value-type="float" office:value="470" calcext:value-type="float">
            <text:p>47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Beyoğlu Köy</text:p>
          </table:table-cell>
          <table:table-cell table:style-name="ce7" office:value-type="float" office:value="8037" calcext:value-type="float">
            <text:p>8,03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Çatalca</text:p>
          </table:table-cell>
          <table:table-cell table:style-name="ce7" office:value-type="float" office:value="49917" calcext:value-type="float">
            <text:p>49,91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Şile</text:p>
          </table:table-cell>
          <table:table-cell table:style-name="ce7" office:value-type="float" office:value="12673" calcext:value-type="float">
            <text:p>12,673</text:p>
          </table:table-cell>
          <table:table-cell table:style-name="ce9" office:value-type="float" office:value="755" calcext:value-type="float">
            <text:p>755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Üsküdar Merkez</text:p>
          </table:table-cell>
          <table:table-cell table:style-name="ce7" office:value-type="float" office:value="98794" calcext:value-type="float">
            <text:p>98,794</text:p>
          </table:table-cell>
          <table:table-cell table:style-name="ce7" office:value-type="float" office:value="1497" calcext:value-type="float">
            <text:p>1,497</text:p>
          </table:table-cell>
          <table:table-cell table:style-name="ce9" office:value-type="float" office:value="444" calcext:value-type="float">
            <text:p>444</text:p>
          </table:table-cell>
          <table:table-cell table:style-name="ce7" office:value-type="float" office:value="8697" calcext:value-type="float">
            <text:p>8,697</text:p>
          </table:table-cell>
          <table:table-cell table:style-name="ce7" office:value-type="float" office:value="8386" calcext:value-type="float">
            <text:p>8,386</text:p>
          </table:table-cell>
          <table:table-cell table:style-name="ce7" office:value-type="float" office:value="2027" calcext:value-type="float">
            <text:p>2,027</text:p>
          </table:table-cell>
          <table:table-cell table:style-name="ce7" office:value-type="float" office:value="4308" calcext:value-type="float">
            <text:p>4,308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number-columns-repeated="16374"/>
        </table:table-row>
        <table:table-row table:style-name="ro2">
          <table:table-cell table:style-name="ce2" office:value-type="string" calcext:value-type="string">
            <text:p>Üsküdar Köy</text:p>
          </table:table-cell>
          <table:table-cell table:style-name="ce7" office:value-type="float" office:value="20534" calcext:value-type="float">
            <text:p>20,534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16374"/>
        </table:table-row>
        <table:table-row table:style-name="ro2">
          <table:table-cell table:style-name="ce3" office:value-type="string" calcext:value-type="string">
            <text:p>İstanbul Toplam</text:p>
          </table:table-cell>
          <table:table-cell table:style-name="ce6" table:formula="of:=SUBTOTAL(109;[.B512:.B521])" office:value-type="float" office:value="547126" calcext:value-type="float">
            <text:p>547,126</text:p>
          </table:table-cell>
          <table:table-cell table:style-name="ce6" office:value-type="float" office:value="23930" calcext:value-type="float">
            <text:p>23,930</text:p>
          </table:table-cell>
          <table:table-cell table:style-name="ce6" office:value-type="float" office:value="4421" calcext:value-type="float">
            <text:p>4,421</text:p>
          </table:table-cell>
          <table:table-cell table:style-name="ce6" office:value-type="float" office:value="100214" calcext:value-type="float">
            <text:p>100,214</text:p>
          </table:table-cell>
          <table:table-cell table:style-name="ce6" office:value-type="float" office:value="53129" calcext:value-type="float">
            <text:p>53,129</text:p>
          </table:table-cell>
          <table:table-cell table:style-name="ce6" office:value-type="float" office:value="16696" calcext:value-type="float">
            <text:p>16,696</text:p>
          </table:table-cell>
          <table:table-cell table:style-name="ce6" office:value-type="float" office:value="47035" calcext:value-type="float">
            <text:p>47,035</text:p>
          </table:table-cell>
          <table:table-cell table:style-name="ce6" office:value-type="float" office:value="1229" calcext:value-type="float">
            <text:p>1,229</text:p>
          </table:table-cell>
          <table:table-cell table:style-name="ce8" table:formula="of:=SUBTOTAL(109;[.J512:.J521])" office:value-type="float" office:value="664" calcext:value-type="float">
            <text:p>664</text:p>
          </table:table-cell>
          <table:table-cell table:number-columns-repeated="16374"/>
        </table:table-row>
        <table:table-row table:style-name="ro2" table:number-rows-repeated="2">
          <table:table-cell/>
          <table:table-cell table:style-name="ce7"/>
          <table:table-cell table:style-name="ce9" table:number-columns-repeated="8"/>
          <table:table-cell table:number-columns-repeated="16374"/>
        </table:table-row>
        <table:table-row table:style-name="ro2" table:number-rows-repeated="104805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Tablo6" table:target-range-address="Sayfa1.B1:Sayfa1.J5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3795</meta:initial-creator>
    <meta:creation-date>2023-09-30T17:19:06</meta:creation-date>
    <dc:date>2023-11-05T19:28:22.980157209</dc:date>
    <meta:generator>LibreOffice/7.6.2.1$MacOSX_AARCH64 LibreOffice_project/56f7684011345957bbf33a7ee678afaf4d2ba333</meta:generator>
    <meta:editing-duration>PT4M3S</meta:editing-duration>
    <meta:editing-cycles>1</meta:editing-cycles>
    <meta:document-statistic meta:table-count="1" meta:cell-count="5219" meta:object-count="0"/>
    <meta:user-defined meta:name="AppVersion">16.0300</meta:user-defined>
  </office:meta>
</office:document-meta>
</file>